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atic" table:style-name="ta1"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office:value-type="float" office:value="323767.75" table:style-name="ce1">
            <text:p>323767.75</text:p>
          </table:table-cell>
          <table:table-cell office:value-type="float" office:value="4711929.5" table:style-name="ce1">
            <text:p>4711929.5</text:p>
          </table:table-cell>
          <table:table-cell office:value-type="float" office:value="323776.82936356706" table:formula="of:=AVERAGE([.A:.A])" table:style-name="ce1">
            <text:p>323776.8294</text:p>
          </table:table-cell>
          <table:table-cell office:value-type="float" office:value="4711918.0221036589" table:formula="of:=AVERAGE([.B:.B])" table:style-name="ce1">
            <text:p>4711918.022</text:p>
          </table:table-cell>
          <table:table-cell office:value-type="float" office:value="2.804204236882242E-5" table:formula="of:=ABS([.A:.A]-[.$C$1])/[.$C$1]" table:style-name="ce1">
            <text:p>2.8042E-05</text:p>
          </table:table-cell>
          <table:table-cell office:value-type="float" office:value="2.4359286997948077E-6" table:formula="of:=ABS([.B:.B]-[.$D$1])/[.$D$1]" table:style-name="ce1">
            <text:p>2.43593E-06</text:p>
          </table:table-cell>
          <table:table-cell table:number-columns-repeated="12" table:style-name="ce1"/>
          <table:table-cell office:value-type="string" table:style-name="ce1">
            <text:p>z</text:p>
          </table:table-cell>
          <table:table-cell table:number-columns-repeated="16365"/>
        </table:table-row>
        <table:table-row table:style-name="ro1">
          <table:table-cell office:value-type="float" office:value="323767.75" table:style-name="ce1">
            <text:p>323767.75</text:p>
          </table:table-cell>
          <table:table-cell office:value-type="float" office:value="4711929.5" table:style-name="ce1">
            <text:p>4711929.5</text:p>
          </table:table-cell>
          <table:table-cell table:number-columns-repeated="2" table:style-name="ce1"/>
          <table:table-cell office:value-type="float" office:value="2.804204236882242E-5" table:formula="of:=ABS([.A:.A]-[.$C$1])/[.$C$1]" table:style-name="ce1">
            <text:p>2.8042E-05</text:p>
          </table:table-cell>
          <table:table-cell office:value-type="float" office:value="2.4359286997948077E-6" table:formula="of:=ABS([.B:.B]-[.$D$1])/[.$D$1]" table:style-name="ce1">
            <text:p>2.43593E-06</text:p>
          </table:table-cell>
          <table:table-cell table:style-name="ce1">
            <draw:frame draw:z-index="3" draw:id="id2" draw:style-name="a2" draw:name="Chart 3" svg:x="0.51389in" svg:y="0.00694in" svg:width="9.54167in" svg:height="6.6180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float" office:value="323767.75" table:style-name="ce1">
            <text:p>323767.75</text:p>
          </table:table-cell>
          <table:table-cell office:value-type="float" office:value="4711929.5" table:style-name="ce1">
            <text:p>4711929.5</text:p>
          </table:table-cell>
          <table:table-cell table:number-columns-repeated="2" table:style-name="ce1"/>
          <table:table-cell office:value-type="float" office:value="2.804204236882242E-5" table:formula="of:=ABS([.A:.A]-[.$C$1])/[.$C$1]" table:style-name="ce1">
            <text:p>2.8042E-05</text:p>
          </table:table-cell>
          <table:table-cell office:value-type="float" office:value="2.4359286997948077E-6" table:formula="of:=ABS([.B:.B]-[.$D$1])/[.$D$1]" table:style-name="ce1">
            <text:p>2.43593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75" table:style-name="ce1">
            <text:p>323767.75</text:p>
          </table:table-cell>
          <table:table-cell office:value-type="float" office:value="4711929.5" table:style-name="ce1">
            <text:p>4711929.5</text:p>
          </table:table-cell>
          <table:table-cell table:number-columns-repeated="2" table:style-name="ce1"/>
          <table:table-cell office:value-type="float" office:value="2.804204236882242E-5" table:formula="of:=ABS([.A:.A]-[.$C$1])/[.$C$1]" table:style-name="ce1">
            <text:p>2.8042E-05</text:p>
          </table:table-cell>
          <table:table-cell office:value-type="float" office:value="2.4359286997948077E-6" table:formula="of:=ABS([.B:.B]-[.$D$1])/[.$D$1]" table:style-name="ce1">
            <text:p>2.43593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75" table:style-name="ce1">
            <text:p>323767.75</text:p>
          </table:table-cell>
          <table:table-cell office:value-type="float" office:value="4711929" table:style-name="ce1">
            <text:p>4711929</text:p>
          </table:table-cell>
          <table:table-cell table:number-columns-repeated="2" table:style-name="ce1"/>
          <table:table-cell office:value-type="float" office:value="2.804204236882242E-5" table:formula="of:=ABS([.A:.A]-[.$C$1])/[.$C$1]" table:style-name="ce1">
            <text:p>2.8042E-05</text:p>
          </table:table-cell>
          <table:table-cell office:value-type="float" office:value="2.3298147993291173E-6" table:formula="of:=ABS([.B:.B]-[.$D$1])/[.$D$1]" table:style-name="ce1">
            <text:p>2.32981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75" table:style-name="ce1">
            <text:p>323767.75</text:p>
          </table:table-cell>
          <table:table-cell office:value-type="float" office:value="4711929" table:style-name="ce1">
            <text:p>4711929</text:p>
          </table:table-cell>
          <table:table-cell table:number-columns-repeated="2" table:style-name="ce1"/>
          <table:table-cell office:value-type="float" office:value="2.804204236882242E-5" table:formula="of:=ABS([.A:.A]-[.$C$1])/[.$C$1]" table:style-name="ce1">
            <text:p>2.8042E-05</text:p>
          </table:table-cell>
          <table:table-cell office:value-type="float" office:value="2.3298147993291173E-6" table:formula="of:=ABS([.B:.B]-[.$D$1])/[.$D$1]" table:style-name="ce1">
            <text:p>2.32981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75" table:style-name="ce1">
            <text:p>323767.75</text:p>
          </table:table-cell>
          <table:table-cell office:value-type="float" office:value="4711929" table:style-name="ce1">
            <text:p>4711929</text:p>
          </table:table-cell>
          <table:table-cell table:number-columns-repeated="2" table:style-name="ce1"/>
          <table:table-cell office:value-type="float" office:value="2.804204236882242E-5" table:formula="of:=ABS([.A:.A]-[.$C$1])/[.$C$1]" table:style-name="ce1">
            <text:p>2.8042E-05</text:p>
          </table:table-cell>
          <table:table-cell office:value-type="float" office:value="2.3298147993291173E-6" table:formula="of:=ABS([.B:.B]-[.$D$1])/[.$D$1]" table:style-name="ce1">
            <text:p>2.32981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71875" table:style-name="ce1">
            <text:p>323767.7188</text:p>
          </table:table-cell>
          <table:table-cell office:value-type="float" office:value="4711928.5" table:style-name="ce1">
            <text:p>4711928.5</text:p>
          </table:table-cell>
          <table:table-cell table:number-columns-repeated="2" table:style-name="ce1"/>
          <table:table-cell office:value-type="float" office:value="2.8138559466915653E-5" table:formula="of:=ABS([.A:.A]-[.$C$1])/[.$C$1]" table:style-name="ce1">
            <text:p>2.81386E-05</text:p>
          </table:table-cell>
          <table:table-cell office:value-type="float" office:value="2.2237008988634269E-6" table:formula="of:=ABS([.B:.B]-[.$D$1])/[.$D$1]" table:style-name="ce1">
            <text:p>2.2237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.5" table:style-name="ce1">
            <text:p>4711928.5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2237008988634269E-6" table:formula="of:=ABS([.B:.B]-[.$D$1])/[.$D$1]" table:style-name="ce1">
            <text:p>2.2237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 table:style-name="ce1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7.9375" table:style-name="ce1">
            <text:p>323767.9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7462939780263011E-5" table:formula="of:=ABS([.A:.A]-[.$C$1])/[.$C$1]" table:style-name="ce1">
            <text:p>2.74629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15625" table:style-name="ce1">
            <text:p>323768.1563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787320093610366E-5" table:formula="of:=ABS([.A:.A]-[.$C$1])/[.$C$1]" table:style-name="ce1">
            <text:p>2.67873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375" table:style-name="ce1">
            <text:p>323768.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111700406957721E-5" table:formula="of:=ABS([.A:.A]-[.$C$1])/[.$C$1]" table:style-name="ce1">
            <text:p>2.61117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375" table:style-name="ce1">
            <text:p>323768.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111700406957721E-5" table:formula="of:=ABS([.A:.A]-[.$C$1])/[.$C$1]" table:style-name="ce1">
            <text:p>2.61117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375" table:style-name="ce1">
            <text:p>323768.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111700406957721E-5" table:formula="of:=ABS([.A:.A]-[.$C$1])/[.$C$1]" table:style-name="ce1">
            <text:p>2.61117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375" table:style-name="ce1">
            <text:p>323768.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111700406957721E-5" table:formula="of:=ABS([.A:.A]-[.$C$1])/[.$C$1]" table:style-name="ce1">
            <text:p>2.61117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375" table:style-name="ce1">
            <text:p>323768.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111700406957721E-5" table:formula="of:=ABS([.A:.A]-[.$C$1])/[.$C$1]" table:style-name="ce1">
            <text:p>2.61117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375" table:style-name="ce1">
            <text:p>323768.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111700406957721E-5" table:formula="of:=ABS([.A:.A]-[.$C$1])/[.$C$1]" table:style-name="ce1">
            <text:p>2.61117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375" table:style-name="ce1">
            <text:p>323768.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111700406957721E-5" table:formula="of:=ABS([.A:.A]-[.$C$1])/[.$C$1]" table:style-name="ce1">
            <text:p>2.61117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375" table:style-name="ce1">
            <text:p>323768.375</text:p>
          </table:table-cell>
          <table:table-cell office:value-type="float" office:value="4711928" table:style-name="ce1">
            <text:p>4711928</text:p>
          </table:table-cell>
          <table:table-cell table:number-columns-repeated="2" table:style-name="ce1"/>
          <table:table-cell office:value-type="float" office:value="2.6111700406957721E-5" table:formula="of:=ABS([.A:.A]-[.$C$1])/[.$C$1]" table:style-name="ce1">
            <text:p>2.61117E-05</text:p>
          </table:table-cell>
          <table:table-cell office:value-type="float" office:value="2.1175869983977365E-6" table:formula="of:=ABS([.B:.B]-[.$D$1])/[.$D$1]" table:style-name="ce1">
            <text:p>2.11759E-06</text:p>
          </table:table-cell>
          <table:table-cell table:number-columns-repeated="16378"/>
        </table:table-row>
        <table:table-row table:style-name="ro1">
          <table:table-cell office:value-type="float" office:value="323768.59375" table:style-name="ce1">
            <text:p>323768.5938</text:p>
          </table:table-cell>
          <table:table-cell office:value-type="float" office:value="4711927.5" table:style-name="ce1">
            <text:p>4711927.5</text:p>
          </table:table-cell>
          <table:table-cell table:number-columns-repeated="2" table:style-name="ce1"/>
          <table:table-cell office:value-type="float" office:value="2.5436080720305076E-5" table:formula="of:=ABS([.A:.A]-[.$C$1])/[.$C$1]" table:style-name="ce1">
            <text:p>2.54361E-05</text:p>
          </table:table-cell>
          <table:table-cell office:value-type="float" office:value="2.0114730979320461E-6" table:formula="of:=ABS([.B:.B]-[.$D$1])/[.$D$1]" table:style-name="ce1">
            <text:p>2.01147E-06</text:p>
          </table:table-cell>
          <table:table-cell table:number-columns-repeated="16378"/>
        </table:table-row>
        <table:table-row table:style-name="ro1">
          <table:table-cell office:value-type="float" office:value="323768.59375" table:style-name="ce1">
            <text:p>323768.5938</text:p>
          </table:table-cell>
          <table:table-cell office:value-type="float" office:value="4711927.5" table:style-name="ce1">
            <text:p>4711927.5</text:p>
          </table:table-cell>
          <table:table-cell table:number-columns-repeated="2" table:style-name="ce1"/>
          <table:table-cell office:value-type="float" office:value="2.5436080720305076E-5" table:formula="of:=ABS([.A:.A]-[.$C$1])/[.$C$1]" table:style-name="ce1">
            <text:p>2.54361E-05</text:p>
          </table:table-cell>
          <table:table-cell office:value-type="float" office:value="2.0114730979320461E-6" table:formula="of:=ABS([.B:.B]-[.$D$1])/[.$D$1]" table:style-name="ce1">
            <text:p>2.01147E-06</text:p>
          </table:table-cell>
          <table:table-cell table:number-columns-repeated="16378"/>
        </table:table-row>
        <table:table-row table:style-name="ro1">
          <table:table-cell office:value-type="float" office:value="323768.59375" table:style-name="ce1">
            <text:p>323768.5938</text:p>
          </table:table-cell>
          <table:table-cell office:value-type="float" office:value="4711927.5" table:style-name="ce1">
            <text:p>4711927.5</text:p>
          </table:table-cell>
          <table:table-cell table:number-columns-repeated="2" table:style-name="ce1"/>
          <table:table-cell office:value-type="float" office:value="2.5436080720305076E-5" table:formula="of:=ABS([.A:.A]-[.$C$1])/[.$C$1]" table:style-name="ce1">
            <text:p>2.54361E-05</text:p>
          </table:table-cell>
          <table:table-cell office:value-type="float" office:value="2.0114730979320461E-6" table:formula="of:=ABS([.B:.B]-[.$D$1])/[.$D$1]" table:style-name="ce1">
            <text:p>2.01147E-06</text:p>
          </table:table-cell>
          <table:table-cell table:number-columns-repeated="16378"/>
        </table:table-row>
        <table:table-row table:style-name="ro1">
          <table:table-cell office:value-type="float" office:value="323768.5625" table:style-name="ce1">
            <text:p>323768.5625</text:p>
          </table:table-cell>
          <table:table-cell office:value-type="float" office:value="4711927.5" table:style-name="ce1">
            <text:p>4711927.5</text:p>
          </table:table-cell>
          <table:table-cell table:number-columns-repeated="2" table:style-name="ce1"/>
          <table:table-cell office:value-type="float" office:value="2.5532597818398309E-5" table:formula="of:=ABS([.A:.A]-[.$C$1])/[.$C$1]" table:style-name="ce1">
            <text:p>2.55326E-05</text:p>
          </table:table-cell>
          <table:table-cell office:value-type="float" office:value="2.0114730979320461E-6" table:formula="of:=ABS([.B:.B]-[.$D$1])/[.$D$1]" table:style-name="ce1">
            <text:p>2.01147E-06</text:p>
          </table:table-cell>
          <table:table-cell table:number-columns-repeated="16378"/>
        </table:table-row>
        <table:table-row table:style-name="ro1">
          <table:table-cell office:value-type="float" office:value="323768.5625" table:style-name="ce1">
            <text:p>323768.5625</text:p>
          </table:table-cell>
          <table:table-cell office:value-type="float" office:value="4711927.5" table:style-name="ce1">
            <text:p>4711927.5</text:p>
          </table:table-cell>
          <table:table-cell table:number-columns-repeated="2" table:style-name="ce1"/>
          <table:table-cell office:value-type="float" office:value="2.5532597818398309E-5" table:formula="of:=ABS([.A:.A]-[.$C$1])/[.$C$1]" table:style-name="ce1">
            <text:p>2.55326E-05</text:p>
          </table:table-cell>
          <table:table-cell office:value-type="float" office:value="2.0114730979320461E-6" table:formula="of:=ABS([.B:.B]-[.$D$1])/[.$D$1]" table:style-name="ce1">
            <text:p>2.01147E-06</text:p>
          </table:table-cell>
          <table:table-cell table:number-columns-repeated="16378"/>
        </table:table-row>
        <table:table-row table:style-name="ro1">
          <table:table-cell office:value-type="float" office:value="323768.5625" table:style-name="ce1">
            <text:p>323768.5625</text:p>
          </table:table-cell>
          <table:table-cell office:value-type="float" office:value="4711927.5" table:style-name="ce1">
            <text:p>4711927.5</text:p>
          </table:table-cell>
          <table:table-cell table:number-columns-repeated="2" table:style-name="ce1"/>
          <table:table-cell office:value-type="float" office:value="2.5532597818398309E-5" table:formula="of:=ABS([.A:.A]-[.$C$1])/[.$C$1]" table:style-name="ce1">
            <text:p>2.55326E-05</text:p>
          </table:table-cell>
          <table:table-cell office:value-type="float" office:value="2.0114730979320461E-6" table:formula="of:=ABS([.B:.B]-[.$D$1])/[.$D$1]" table:style-name="ce1">
            <text:p>2.01147E-06</text:p>
          </table:table-cell>
          <table:table-cell table:number-columns-repeated="16378"/>
        </table:table-row>
        <table:table-row table:style-name="ro1">
          <table:table-cell office:value-type="float" office:value="323768.5625" table:style-name="ce1">
            <text:p>323768.5625</text:p>
          </table:table-cell>
          <table:table-cell office:value-type="float" office:value="4711927" table:style-name="ce1">
            <text:p>4711927</text:p>
          </table:table-cell>
          <table:table-cell table:number-columns-repeated="2" table:style-name="ce1"/>
          <table:table-cell office:value-type="float" office:value="2.5532597818398309E-5" table:formula="of:=ABS([.A:.A]-[.$C$1])/[.$C$1]" table:style-name="ce1">
            <text:p>2.55326E-05</text:p>
          </table:table-cell>
          <table:table-cell office:value-type="float" office:value="1.9053591974663559E-6" table:formula="of:=ABS([.B:.B]-[.$D$1])/[.$D$1]" table:style-name="ce1">
            <text:p>1.90536E-06</text:p>
          </table:table-cell>
          <table:table-cell table:number-columns-repeated="16378"/>
        </table:table-row>
        <table:table-row table:style-name="ro1">
          <table:table-cell office:value-type="float" office:value="323768.78125" table:style-name="ce1">
            <text:p>323768.7813</text:p>
          </table:table-cell>
          <table:table-cell office:value-type="float" office:value="4711927" table:style-name="ce1">
            <text:p>4711927</text:p>
          </table:table-cell>
          <table:table-cell table:number-columns-repeated="2" table:style-name="ce1"/>
          <table:table-cell office:value-type="float" office:value="2.4856978131745667E-5" table:formula="of:=ABS([.A:.A]-[.$C$1])/[.$C$1]" table:style-name="ce1">
            <text:p>2.4857E-05</text:p>
          </table:table-cell>
          <table:table-cell office:value-type="float" office:value="1.9053591974663559E-6" table:formula="of:=ABS([.B:.B]-[.$D$1])/[.$D$1]" table:style-name="ce1">
            <text:p>1.90536E-06</text:p>
          </table:table-cell>
          <table:table-cell table:number-columns-repeated="16378"/>
        </table:table-row>
        <table:table-row table:style-name="ro1">
          <table:table-cell office:value-type="float" office:value="323768.78125" table:style-name="ce1">
            <text:p>323768.7813</text:p>
          </table:table-cell>
          <table:table-cell office:value-type="float" office:value="4711926.5" table:style-name="ce1">
            <text:p>4711926.5</text:p>
          </table:table-cell>
          <table:table-cell table:number-columns-repeated="2" table:style-name="ce1"/>
          <table:table-cell office:value-type="float" office:value="2.4856978131745667E-5" table:formula="of:=ABS([.A:.A]-[.$C$1])/[.$C$1]" table:style-name="ce1">
            <text:p>2.4857E-05</text:p>
          </table:table-cell>
          <table:table-cell office:value-type="float" office:value="1.7992452970006657E-6" table:formula="of:=ABS([.B:.B]-[.$D$1])/[.$D$1]" table:style-name="ce1">
            <text:p>1.79925E-06</text:p>
          </table:table-cell>
          <table:table-cell table:number-columns-repeated="16378"/>
        </table:table-row>
        <table:table-row table:style-name="ro1">
          <table:table-cell office:value-type="float" office:value="323768.78125" table:style-name="ce1">
            <text:p>323768.7813</text:p>
          </table:table-cell>
          <table:table-cell office:value-type="float" office:value="4711926.5" table:style-name="ce1">
            <text:p>4711926.5</text:p>
          </table:table-cell>
          <table:table-cell table:number-columns-repeated="2" table:style-name="ce1"/>
          <table:table-cell office:value-type="float" office:value="2.4856978131745667E-5" table:formula="of:=ABS([.A:.A]-[.$C$1])/[.$C$1]" table:style-name="ce1">
            <text:p>2.4857E-05</text:p>
          </table:table-cell>
          <table:table-cell office:value-type="float" office:value="1.7992452970006657E-6" table:formula="of:=ABS([.B:.B]-[.$D$1])/[.$D$1]" table:style-name="ce1">
            <text:p>1.79925E-06</text:p>
          </table:table-cell>
          <table:table-cell table:number-columns-repeated="16378"/>
        </table:table-row>
        <table:table-row table:style-name="ro1">
          <table:table-cell office:value-type="float" office:value="323768.78125" table:style-name="ce1">
            <text:p>323768.7813</text:p>
          </table:table-cell>
          <table:table-cell office:value-type="float" office:value="4711926.5" table:style-name="ce1">
            <text:p>4711926.5</text:p>
          </table:table-cell>
          <table:table-cell table:number-columns-repeated="2" table:style-name="ce1"/>
          <table:table-cell office:value-type="float" office:value="2.4856978131745667E-5" table:formula="of:=ABS([.A:.A]-[.$C$1])/[.$C$1]" table:style-name="ce1">
            <text:p>2.4857E-05</text:p>
          </table:table-cell>
          <table:table-cell office:value-type="float" office:value="1.7992452970006657E-6" table:formula="of:=ABS([.B:.B]-[.$D$1])/[.$D$1]" table:style-name="ce1">
            <text:p>1.79925E-06</text:p>
          </table:table-cell>
          <table:table-cell table:number-columns-repeated="16378"/>
        </table:table-row>
        <table:table-row table:style-name="ro1">
          <table:table-cell office:value-type="float" office:value="323768.78125" table:style-name="ce1">
            <text:p>323768.7813</text:p>
          </table:table-cell>
          <table:table-cell office:value-type="float" office:value="4711926.5" table:style-name="ce1">
            <text:p>4711926.5</text:p>
          </table:table-cell>
          <table:table-cell table:number-columns-repeated="2" table:style-name="ce1"/>
          <table:table-cell office:value-type="float" office:value="2.4856978131745667E-5" table:formula="of:=ABS([.A:.A]-[.$C$1])/[.$C$1]" table:style-name="ce1">
            <text:p>2.4857E-05</text:p>
          </table:table-cell>
          <table:table-cell office:value-type="float" office:value="1.7992452970006657E-6" table:formula="of:=ABS([.B:.B]-[.$D$1])/[.$D$1]" table:style-name="ce1">
            <text:p>1.79925E-06</text:p>
          </table:table-cell>
          <table:table-cell table:number-columns-repeated="16378"/>
        </table:table-row>
        <table:table-row table:style-name="ro1">
          <table:table-cell office:value-type="float" office:value="323768.78125" table:style-name="ce1">
            <text:p>323768.7813</text:p>
          </table:table-cell>
          <table:table-cell office:value-type="float" office:value="4711926.5" table:style-name="ce1">
            <text:p>4711926.5</text:p>
          </table:table-cell>
          <table:table-cell table:number-columns-repeated="2" table:style-name="ce1"/>
          <table:table-cell office:value-type="float" office:value="2.4856978131745667E-5" table:formula="of:=ABS([.A:.A]-[.$C$1])/[.$C$1]" table:style-name="ce1">
            <text:p>2.4857E-05</text:p>
          </table:table-cell>
          <table:table-cell office:value-type="float" office:value="1.7992452970006657E-6" table:formula="of:=ABS([.B:.B]-[.$D$1])/[.$D$1]" table:style-name="ce1">
            <text:p>1.79925E-06</text:p>
          </table:table-cell>
          <table:table-cell table:number-columns-repeated="16378"/>
        </table:table-row>
        <table:table-row table:style-name="ro1">
          <table:table-cell office:value-type="float" office:value="323769" table:style-name="ce1">
            <text:p>323769</text:p>
          </table:table-cell>
          <table:table-cell office:value-type="float" office:value="4711926.5" table:style-name="ce1">
            <text:p>4711926.5</text:p>
          </table:table-cell>
          <table:table-cell table:number-columns-repeated="2" table:style-name="ce1"/>
          <table:table-cell office:value-type="float" office:value="2.4181358445093022E-5" table:formula="of:=ABS([.A:.A]-[.$C$1])/[.$C$1]" table:style-name="ce1">
            <text:p>2.41814E-05</text:p>
          </table:table-cell>
          <table:table-cell office:value-type="float" office:value="1.7992452970006657E-6" table:formula="of:=ABS([.B:.B]-[.$D$1])/[.$D$1]" table:style-name="ce1">
            <text:p>1.79925E-06</text:p>
          </table:table-cell>
          <table:table-cell table:number-columns-repeated="16378"/>
        </table:table-row>
        <table:table-row table:style-name="ro1">
          <table:table-cell office:value-type="float" office:value="323769" table:style-name="ce1">
            <text:p>323769</text:p>
          </table:table-cell>
          <table:table-cell office:value-type="float" office:value="4711926" table:style-name="ce1">
            <text:p>4711926</text:p>
          </table:table-cell>
          <table:table-cell table:number-columns-repeated="2" table:style-name="ce1"/>
          <table:table-cell office:value-type="float" office:value="2.4181358445093022E-5" table:formula="of:=ABS([.A:.A]-[.$C$1])/[.$C$1]" table:style-name="ce1">
            <text:p>2.41814E-05</text:p>
          </table:table-cell>
          <table:table-cell office:value-type="float" office:value="1.6931313965349753E-6" table:formula="of:=ABS([.B:.B]-[.$D$1])/[.$D$1]" table:style-name="ce1">
            <text:p>1.69313E-06</text:p>
          </table:table-cell>
          <table:table-cell table:number-columns-repeated="16378"/>
        </table:table-row>
        <table:table-row table:style-name="ro1">
          <table:table-cell office:value-type="float" office:value="323769" table:style-name="ce1">
            <text:p>323769</text:p>
          </table:table-cell>
          <table:table-cell office:value-type="float" office:value="4711926" table:style-name="ce1">
            <text:p>4711926</text:p>
          </table:table-cell>
          <table:table-cell table:number-columns-repeated="2" table:style-name="ce1"/>
          <table:table-cell office:value-type="float" office:value="2.4181358445093022E-5" table:formula="of:=ABS([.A:.A]-[.$C$1])/[.$C$1]" table:style-name="ce1">
            <text:p>2.41814E-05</text:p>
          </table:table-cell>
          <table:table-cell office:value-type="float" office:value="1.6931313965349753E-6" table:formula="of:=ABS([.B:.B]-[.$D$1])/[.$D$1]" table:style-name="ce1">
            <text:p>1.69313E-06</text:p>
          </table:table-cell>
          <table:table-cell table:number-columns-repeated="16378"/>
        </table:table-row>
        <table:table-row table:style-name="ro1">
          <table:table-cell office:value-type="float" office:value="323769" table:style-name="ce1">
            <text:p>323769</text:p>
          </table:table-cell>
          <table:table-cell office:value-type="float" office:value="4711926" table:style-name="ce1">
            <text:p>4711926</text:p>
          </table:table-cell>
          <table:table-cell table:number-columns-repeated="2" table:style-name="ce1"/>
          <table:table-cell office:value-type="float" office:value="2.4181358445093022E-5" table:formula="of:=ABS([.A:.A]-[.$C$1])/[.$C$1]" table:style-name="ce1">
            <text:p>2.41814E-05</text:p>
          </table:table-cell>
          <table:table-cell office:value-type="float" office:value="1.6931313965349753E-6" table:formula="of:=ABS([.B:.B]-[.$D$1])/[.$D$1]" table:style-name="ce1">
            <text:p>1.69313E-06</text:p>
          </table:table-cell>
          <table:table-cell table:number-columns-repeated="16378"/>
        </table:table-row>
        <table:table-row table:style-name="ro1">
          <table:table-cell office:value-type="float" office:value="323768.96875" table:style-name="ce1">
            <text:p>323768.9688</text:p>
          </table:table-cell>
          <table:table-cell office:value-type="float" office:value="4711926" table:style-name="ce1">
            <text:p>4711926</text:p>
          </table:table-cell>
          <table:table-cell table:number-columns-repeated="2" table:style-name="ce1"/>
          <table:table-cell office:value-type="float" office:value="2.4277875543186256E-5" table:formula="of:=ABS([.A:.A]-[.$C$1])/[.$C$1]" table:style-name="ce1">
            <text:p>2.42779E-05</text:p>
          </table:table-cell>
          <table:table-cell office:value-type="float" office:value="1.6931313965349753E-6" table:formula="of:=ABS([.B:.B]-[.$D$1])/[.$D$1]" table:style-name="ce1">
            <text:p>1.69313E-06</text:p>
          </table:table-cell>
          <table:table-cell table:number-columns-repeated="16378"/>
        </table:table-row>
        <table:table-row table:style-name="ro1">
          <table:table-cell office:value-type="float" office:value="323768.96875" table:style-name="ce1">
            <text:p>323768.9688</text:p>
          </table:table-cell>
          <table:table-cell office:value-type="float" office:value="4711926" table:style-name="ce1">
            <text:p>4711926</text:p>
          </table:table-cell>
          <table:table-cell table:number-columns-repeated="2" table:style-name="ce1"/>
          <table:table-cell office:value-type="float" office:value="2.4277875543186256E-5" table:formula="of:=ABS([.A:.A]-[.$C$1])/[.$C$1]" table:style-name="ce1">
            <text:p>2.42779E-05</text:p>
          </table:table-cell>
          <table:table-cell office:value-type="float" office:value="1.6931313965349753E-6" table:formula="of:=ABS([.B:.B]-[.$D$1])/[.$D$1]" table:style-name="ce1">
            <text:p>1.69313E-06</text:p>
          </table:table-cell>
          <table:table-cell table:number-columns-repeated="16378"/>
        </table:table-row>
        <table:table-row table:style-name="ro1">
          <table:table-cell office:value-type="float" office:value="323768.96875" table:style-name="ce1">
            <text:p>323768.9688</text:p>
          </table:table-cell>
          <table:table-cell office:value-type="float" office:value="4711926" table:style-name="ce1">
            <text:p>4711926</text:p>
          </table:table-cell>
          <table:table-cell table:number-columns-repeated="2" table:style-name="ce1"/>
          <table:table-cell office:value-type="float" office:value="2.4277875543186256E-5" table:formula="of:=ABS([.A:.A]-[.$C$1])/[.$C$1]" table:style-name="ce1">
            <text:p>2.42779E-05</text:p>
          </table:table-cell>
          <table:table-cell office:value-type="float" office:value="1.6931313965349753E-6" table:formula="of:=ABS([.B:.B]-[.$D$1])/[.$D$1]" table:style-name="ce1">
            <text:p>1.69313E-06</text:p>
          </table:table-cell>
          <table:table-cell table:number-columns-repeated="16378"/>
        </table:table-row>
        <table:table-row table:style-name="ro1">
          <table:table-cell office:value-type="float" office:value="323768.96875" table:style-name="ce1">
            <text:p>323768.9688</text:p>
          </table:table-cell>
          <table:table-cell office:value-type="float" office:value="4711926" table:style-name="ce1">
            <text:p>4711926</text:p>
          </table:table-cell>
          <table:table-cell table:number-columns-repeated="2" table:style-name="ce1"/>
          <table:table-cell office:value-type="float" office:value="2.4277875543186256E-5" table:formula="of:=ABS([.A:.A]-[.$C$1])/[.$C$1]" table:style-name="ce1">
            <text:p>2.42779E-05</text:p>
          </table:table-cell>
          <table:table-cell office:value-type="float" office:value="1.6931313965349753E-6" table:formula="of:=ABS([.B:.B]-[.$D$1])/[.$D$1]" table:style-name="ce1">
            <text:p>1.69313E-06</text:p>
          </table:table-cell>
          <table:table-cell table:number-columns-repeated="16378"/>
        </table:table-row>
        <table:table-row table:style-name="ro1">
          <table:table-cell office:value-type="float" office:value="323769.1875" table:style-name="ce1">
            <text:p>323769.1875</text:p>
          </table:table-cell>
          <table:table-cell office:value-type="float" office:value="4711926" table:style-name="ce1">
            <text:p>4711926</text:p>
          </table:table-cell>
          <table:table-cell table:number-columns-repeated="2" table:style-name="ce1"/>
          <table:table-cell office:value-type="float" office:value="2.3602255856533611E-5" table:formula="of:=ABS([.A:.A]-[.$C$1])/[.$C$1]" table:style-name="ce1">
            <text:p>2.36023E-05</text:p>
          </table:table-cell>
          <table:table-cell office:value-type="float" office:value="1.6931313965349753E-6" table:formula="of:=ABS([.B:.B]-[.$D$1])/[.$D$1]" table:style-name="ce1">
            <text:p>1.69313E-06</text:p>
          </table:table-cell>
          <table:table-cell table:number-columns-repeated="16378"/>
        </table:table-row>
        <table:table-row table:style-name="ro1">
          <table:table-cell office:value-type="float" office:value="323769.1875" table:style-name="ce1">
            <text:p>323769.1875</text:p>
          </table:table-cell>
          <table:table-cell office:value-type="float" office:value="4711926" table:style-name="ce1">
            <text:p>4711926</text:p>
          </table:table-cell>
          <table:table-cell table:number-columns-repeated="2" table:style-name="ce1"/>
          <table:table-cell office:value-type="float" office:value="2.3602255856533611E-5" table:formula="of:=ABS([.A:.A]-[.$C$1])/[.$C$1]" table:style-name="ce1">
            <text:p>2.36023E-05</text:p>
          </table:table-cell>
          <table:table-cell office:value-type="float" office:value="1.6931313965349753E-6" table:formula="of:=ABS([.B:.B]-[.$D$1])/[.$D$1]" table:style-name="ce1">
            <text:p>1.69313E-06</text:p>
          </table:table-cell>
          <table:table-cell table:number-columns-repeated="16378"/>
        </table:table-row>
        <table:table-row table:style-name="ro1">
          <table:table-cell office:value-type="float" office:value="323769.1875" table:style-name="ce1">
            <text:p>323769.1875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3602255856533611E-5" table:formula="of:=ABS([.A:.A]-[.$C$1])/[.$C$1]" table:style-name="ce1">
            <text:p>2.36023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1875" table:style-name="ce1">
            <text:p>323769.1875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3602255856533611E-5" table:formula="of:=ABS([.A:.A]-[.$C$1])/[.$C$1]" table:style-name="ce1">
            <text:p>2.36023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1875" table:style-name="ce1">
            <text:p>323769.1875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3602255856533611E-5" table:formula="of:=ABS([.A:.A]-[.$C$1])/[.$C$1]" table:style-name="ce1">
            <text:p>2.36023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1875" table:style-name="ce1">
            <text:p>323769.1875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3602255856533611E-5" table:formula="of:=ABS([.A:.A]-[.$C$1])/[.$C$1]" table:style-name="ce1">
            <text:p>2.36023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1875" table:style-name="ce1">
            <text:p>323769.1875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3602255856533611E-5" table:formula="of:=ABS([.A:.A]-[.$C$1])/[.$C$1]" table:style-name="ce1">
            <text:p>2.36023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1875" table:style-name="ce1">
            <text:p>323769.1875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3602255856533611E-5" table:formula="of:=ABS([.A:.A]-[.$C$1])/[.$C$1]" table:style-name="ce1">
            <text:p>2.36023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1875" table:style-name="ce1">
            <text:p>323769.1875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3602255856533611E-5" table:formula="of:=ABS([.A:.A]-[.$C$1])/[.$C$1]" table:style-name="ce1">
            <text:p>2.36023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40625" table:style-name="ce1">
            <text:p>323769.4063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2926636169880965E-5" table:formula="of:=ABS([.A:.A]-[.$C$1])/[.$C$1]" table:style-name="ce1">
            <text:p>2.29266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40625" table:style-name="ce1">
            <text:p>323769.4063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2926636169880965E-5" table:formula="of:=ABS([.A:.A]-[.$C$1])/[.$C$1]" table:style-name="ce1">
            <text:p>2.29266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40625" table:style-name="ce1">
            <text:p>323769.4063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2926636169880965E-5" table:formula="of:=ABS([.A:.A]-[.$C$1])/[.$C$1]" table:style-name="ce1">
            <text:p>2.29266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40625" table:style-name="ce1">
            <text:p>323769.4063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2926636169880965E-5" table:formula="of:=ABS([.A:.A]-[.$C$1])/[.$C$1]" table:style-name="ce1">
            <text:p>2.29266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40625" table:style-name="ce1">
            <text:p>323769.4063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2926636169880965E-5" table:formula="of:=ABS([.A:.A]-[.$C$1])/[.$C$1]" table:style-name="ce1">
            <text:p>2.29266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40625" table:style-name="ce1">
            <text:p>323769.4063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2926636169880965E-5" table:formula="of:=ABS([.A:.A]-[.$C$1])/[.$C$1]" table:style-name="ce1">
            <text:p>2.29266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69.40625" table:style-name="ce1">
            <text:p>323769.4063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2.2926636169880965E-5" table:formula="of:=ABS([.A:.A]-[.$C$1])/[.$C$1]" table:style-name="ce1">
            <text:p>2.29266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70.71875" table:style-name="ce1">
            <text:p>323770.7188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1.8872918049965097E-5" table:formula="of:=ABS([.A:.A]-[.$C$1])/[.$C$1]" table:style-name="ce1">
            <text:p>1.88729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70.71875" table:style-name="ce1">
            <text:p>323770.7188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1.8872918049965097E-5" table:formula="of:=ABS([.A:.A]-[.$C$1])/[.$C$1]" table:style-name="ce1">
            <text:p>1.88729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70.71875" table:style-name="ce1">
            <text:p>323770.7188</text:p>
          </table:table-cell>
          <table:table-cell office:value-type="float" office:value="4711925.5" table:style-name="ce1">
            <text:p>4711925.5</text:p>
          </table:table-cell>
          <table:table-cell table:number-columns-repeated="2" table:style-name="ce1"/>
          <table:table-cell office:value-type="float" office:value="1.8872918049965097E-5" table:formula="of:=ABS([.A:.A]-[.$C$1])/[.$C$1]" table:style-name="ce1">
            <text:p>1.88729E-05</text:p>
          </table:table-cell>
          <table:table-cell office:value-type="float" office:value="1.5870174960692851E-6" table:formula="of:=ABS([.B:.B]-[.$D$1])/[.$D$1]" table:style-name="ce1">
            <text:p>1.58702E-06</text:p>
          </table:table-cell>
          <table:table-cell table:number-columns-repeated="16378"/>
        </table:table-row>
        <table:table-row table:style-name="ro1">
          <table:table-cell office:value-type="float" office:value="323772.03125" table:style-name="ce1">
            <text:p>323772.0313</text:p>
          </table:table-cell>
          <table:table-cell office:value-type="float" office:value="4711925" table:style-name="ce1">
            <text:p>4711925</text:p>
          </table:table-cell>
          <table:table-cell table:number-columns-repeated="2" table:style-name="ce1"/>
          <table:table-cell office:value-type="float" office:value="1.4819199930049229E-5" table:formula="of:=ABS([.A:.A]-[.$C$1])/[.$C$1]" table:style-name="ce1">
            <text:p>1.48192E-05</text:p>
          </table:table-cell>
          <table:table-cell office:value-type="float" office:value="1.4809035956035947E-6" table:formula="of:=ABS([.B:.B]-[.$D$1])/[.$D$1]" table:style-name="ce1">
            <text:p>1.4809E-06</text:p>
          </table:table-cell>
          <table:table-cell table:number-columns-repeated="16378"/>
        </table:table-row>
        <table:table-row table:style-name="ro1">
          <table:table-cell office:value-type="float" office:value="323772.03125" table:style-name="ce1">
            <text:p>323772.0313</text:p>
          </table:table-cell>
          <table:table-cell office:value-type="float" office:value="4711925" table:style-name="ce1">
            <text:p>4711925</text:p>
          </table:table-cell>
          <table:table-cell table:number-columns-repeated="2" table:style-name="ce1"/>
          <table:table-cell office:value-type="float" office:value="1.4819199930049229E-5" table:formula="of:=ABS([.A:.A]-[.$C$1])/[.$C$1]" table:style-name="ce1">
            <text:p>1.48192E-05</text:p>
          </table:table-cell>
          <table:table-cell office:value-type="float" office:value="1.4809035956035947E-6" table:formula="of:=ABS([.B:.B]-[.$D$1])/[.$D$1]" table:style-name="ce1">
            <text:p>1.4809E-06</text:p>
          </table:table-cell>
          <table:table-cell table:number-columns-repeated="16378"/>
        </table:table-row>
        <table:table-row table:style-name="ro1">
          <table:table-cell office:value-type="float" office:value="323772.03125" table:style-name="ce1">
            <text:p>323772.0313</text:p>
          </table:table-cell>
          <table:table-cell office:value-type="float" office:value="4711925" table:style-name="ce1">
            <text:p>4711925</text:p>
          </table:table-cell>
          <table:table-cell table:number-columns-repeated="2" table:style-name="ce1"/>
          <table:table-cell office:value-type="float" office:value="1.4819199930049229E-5" table:formula="of:=ABS([.A:.A]-[.$C$1])/[.$C$1]" table:style-name="ce1">
            <text:p>1.48192E-05</text:p>
          </table:table-cell>
          <table:table-cell office:value-type="float" office:value="1.4809035956035947E-6" table:formula="of:=ABS([.B:.B]-[.$D$1])/[.$D$1]" table:style-name="ce1">
            <text:p>1.4809E-06</text:p>
          </table:table-cell>
          <table:table-cell table:number-columns-repeated="16378"/>
        </table:table-row>
        <table:table-row table:style-name="ro1">
          <table:table-cell office:value-type="float" office:value="323772.03125" table:style-name="ce1">
            <text:p>323772.0313</text:p>
          </table:table-cell>
          <table:table-cell office:value-type="float" office:value="4711925" table:style-name="ce1">
            <text:p>4711925</text:p>
          </table:table-cell>
          <table:table-cell table:number-columns-repeated="2" table:style-name="ce1"/>
          <table:table-cell office:value-type="float" office:value="1.4819199930049229E-5" table:formula="of:=ABS([.A:.A]-[.$C$1])/[.$C$1]" table:style-name="ce1">
            <text:p>1.48192E-05</text:p>
          </table:table-cell>
          <table:table-cell office:value-type="float" office:value="1.4809035956035947E-6" table:formula="of:=ABS([.B:.B]-[.$D$1])/[.$D$1]" table:style-name="ce1">
            <text:p>1.4809E-06</text:p>
          </table:table-cell>
          <table:table-cell table:number-columns-repeated="16378"/>
        </table:table-row>
        <table:table-row table:style-name="ro1">
          <table:table-cell office:value-type="float" office:value="323772.03125" table:style-name="ce1">
            <text:p>323772.0313</text:p>
          </table:table-cell>
          <table:table-cell office:value-type="float" office:value="4711925" table:style-name="ce1">
            <text:p>4711925</text:p>
          </table:table-cell>
          <table:table-cell table:number-columns-repeated="2" table:style-name="ce1"/>
          <table:table-cell office:value-type="float" office:value="1.4819199930049229E-5" table:formula="of:=ABS([.A:.A]-[.$C$1])/[.$C$1]" table:style-name="ce1">
            <text:p>1.48192E-05</text:p>
          </table:table-cell>
          <table:table-cell office:value-type="float" office:value="1.4809035956035947E-6" table:formula="of:=ABS([.B:.B]-[.$D$1])/[.$D$1]" table:style-name="ce1">
            <text:p>1.4809E-06</text:p>
          </table:table-cell>
          <table:table-cell table:number-columns-repeated="16378"/>
        </table:table-row>
        <table:table-row table:style-name="ro1">
          <table:table-cell office:value-type="float" office:value="323772.03125" table:style-name="ce1">
            <text:p>323772.0313</text:p>
          </table:table-cell>
          <table:table-cell office:value-type="float" office:value="4711925" table:style-name="ce1">
            <text:p>4711925</text:p>
          </table:table-cell>
          <table:table-cell table:number-columns-repeated="2" table:style-name="ce1"/>
          <table:table-cell office:value-type="float" office:value="1.4819199930049229E-5" table:formula="of:=ABS([.A:.A]-[.$C$1])/[.$C$1]" table:style-name="ce1">
            <text:p>1.48192E-05</text:p>
          </table:table-cell>
          <table:table-cell office:value-type="float" office:value="1.4809035956035947E-6" table:formula="of:=ABS([.B:.B]-[.$D$1])/[.$D$1]" table:style-name="ce1">
            <text:p>1.4809E-06</text:p>
          </table:table-cell>
          <table:table-cell table:number-columns-repeated="16378"/>
        </table:table-row>
        <table:table-row table:style-name="ro1">
          <table:table-cell office:value-type="float" office:value="323772.03125" table:style-name="ce1">
            <text:p>323772.0313</text:p>
          </table:table-cell>
          <table:table-cell office:value-type="float" office:value="4711925" table:style-name="ce1">
            <text:p>4711925</text:p>
          </table:table-cell>
          <table:table-cell table:number-columns-repeated="2" table:style-name="ce1"/>
          <table:table-cell office:value-type="float" office:value="1.4819199930049229E-5" table:formula="of:=ABS([.A:.A]-[.$C$1])/[.$C$1]" table:style-name="ce1">
            <text:p>1.48192E-05</text:p>
          </table:table-cell>
          <table:table-cell office:value-type="float" office:value="1.4809035956035947E-6" table:formula="of:=ABS([.B:.B]-[.$D$1])/[.$D$1]" table:style-name="ce1">
            <text:p>1.4809E-06</text:p>
          </table:table-cell>
          <table:table-cell table:number-columns-repeated="16378"/>
        </table:table-row>
        <table:table-row table:style-name="ro1">
          <table:table-cell office:value-type="float" office:value="323772.03125" table:style-name="ce1">
            <text:p>323772.0313</text:p>
          </table:table-cell>
          <table:table-cell office:value-type="float" office:value="4711925" table:style-name="ce1">
            <text:p>4711925</text:p>
          </table:table-cell>
          <table:table-cell table:number-columns-repeated="2" table:style-name="ce1"/>
          <table:table-cell office:value-type="float" office:value="1.4819199930049229E-5" table:formula="of:=ABS([.A:.A]-[.$C$1])/[.$C$1]" table:style-name="ce1">
            <text:p>1.48192E-05</text:p>
          </table:table-cell>
          <table:table-cell office:value-type="float" office:value="1.4809035956035947E-6" table:formula="of:=ABS([.B:.B]-[.$D$1])/[.$D$1]" table:style-name="ce1">
            <text:p>1.4809E-06</text:p>
          </table:table-cell>
          <table:table-cell table:number-columns-repeated="16378"/>
        </table:table-row>
        <table:table-row table:style-name="ro1">
          <table:table-cell office:value-type="float" office:value="323772.03125" table:style-name="ce1">
            <text:p>323772.0313</text:p>
          </table:table-cell>
          <table:table-cell office:value-type="float" office:value="4711925" table:style-name="ce1">
            <text:p>4711925</text:p>
          </table:table-cell>
          <table:table-cell table:number-columns-repeated="2" table:style-name="ce1"/>
          <table:table-cell office:value-type="float" office:value="1.4819199930049229E-5" table:formula="of:=ABS([.A:.A]-[.$C$1])/[.$C$1]" table:style-name="ce1">
            <text:p>1.48192E-05</text:p>
          </table:table-cell>
          <table:table-cell office:value-type="float" office:value="1.4809035956035947E-6" table:formula="of:=ABS([.B:.B]-[.$D$1])/[.$D$1]" table:style-name="ce1">
            <text:p>1.4809E-06</text:p>
          </table:table-cell>
          <table:table-cell table:number-columns-repeated="16378"/>
        </table:table-row>
        <table:table-row table:style-name="ro1">
          <table:table-cell office:value-type="float" office:value="323773.3125" table:style-name="ce1">
            <text:p>323773.3125</text:p>
          </table:table-cell>
          <table:table-cell office:value-type="float" office:value="4711924.5" table:style-name="ce1">
            <text:p>4711924.5</text:p>
          </table:table-cell>
          <table:table-cell table:number-columns-repeated="2" table:style-name="ce1"/>
          <table:table-cell office:value-type="float" office:value="1.0861998908226597E-5" table:formula="of:=ABS([.A:.A]-[.$C$1])/[.$C$1]" table:style-name="ce1">
            <text:p>1.0862E-05</text:p>
          </table:table-cell>
          <table:table-cell office:value-type="float" office:value="1.3747896951379045E-6" table:formula="of:=ABS([.B:.B]-[.$D$1])/[.$D$1]" table:style-name="ce1">
            <text:p>1.37479E-06</text:p>
          </table:table-cell>
          <table:table-cell table:number-columns-repeated="16378"/>
        </table:table-row>
        <table:table-row table:style-name="ro1">
          <table:table-cell office:value-type="float" office:value="323773.3125" table:style-name="ce1">
            <text:p>323773.3125</text:p>
          </table:table-cell>
          <table:table-cell office:value-type="float" office:value="4711924.5" table:style-name="ce1">
            <text:p>4711924.5</text:p>
          </table:table-cell>
          <table:table-cell table:number-columns-repeated="2" table:style-name="ce1"/>
          <table:table-cell office:value-type="float" office:value="1.0861998908226597E-5" table:formula="of:=ABS([.A:.A]-[.$C$1])/[.$C$1]" table:style-name="ce1">
            <text:p>1.0862E-05</text:p>
          </table:table-cell>
          <table:table-cell office:value-type="float" office:value="1.3747896951379045E-6" table:formula="of:=ABS([.B:.B]-[.$D$1])/[.$D$1]" table:style-name="ce1">
            <text:p>1.37479E-06</text:p>
          </table:table-cell>
          <table:table-cell table:number-columns-repeated="16378"/>
        </table:table-row>
        <table:table-row table:style-name="ro1">
          <table:table-cell office:value-type="float" office:value="323773.3125" table:style-name="ce1">
            <text:p>323773.3125</text:p>
          </table:table-cell>
          <table:table-cell office:value-type="float" office:value="4711924.5" table:style-name="ce1">
            <text:p>4711924.5</text:p>
          </table:table-cell>
          <table:table-cell table:number-columns-repeated="2" table:style-name="ce1"/>
          <table:table-cell office:value-type="float" office:value="1.0861998908226597E-5" table:formula="of:=ABS([.A:.A]-[.$C$1])/[.$C$1]" table:style-name="ce1">
            <text:p>1.0862E-05</text:p>
          </table:table-cell>
          <table:table-cell office:value-type="float" office:value="1.3747896951379045E-6" table:formula="of:=ABS([.B:.B]-[.$D$1])/[.$D$1]" table:style-name="ce1">
            <text:p>1.37479E-06</text:p>
          </table:table-cell>
          <table:table-cell table:number-columns-repeated="16378"/>
        </table:table-row>
        <table:table-row table:style-name="ro1">
          <table:table-cell office:value-type="float" office:value="323773.3125" table:style-name="ce1">
            <text:p>323773.3125</text:p>
          </table:table-cell>
          <table:table-cell office:value-type="float" office:value="4711924.5" table:style-name="ce1">
            <text:p>4711924.5</text:p>
          </table:table-cell>
          <table:table-cell table:number-columns-repeated="2" table:style-name="ce1"/>
          <table:table-cell office:value-type="float" office:value="1.0861998908226597E-5" table:formula="of:=ABS([.A:.A]-[.$C$1])/[.$C$1]" table:style-name="ce1">
            <text:p>1.0862E-05</text:p>
          </table:table-cell>
          <table:table-cell office:value-type="float" office:value="1.3747896951379045E-6" table:formula="of:=ABS([.B:.B]-[.$D$1])/[.$D$1]" table:style-name="ce1">
            <text:p>1.37479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.5" table:style-name="ce1">
            <text:p>4711924.5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3747896951379045E-6" table:formula="of:=ABS([.B:.B]-[.$D$1])/[.$D$1]" table:style-name="ce1">
            <text:p>1.37479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53125" table:style-name="ce1">
            <text:p>323773.5313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1.0186379221573952E-5" table:formula="of:=ABS([.A:.A]-[.$C$1])/[.$C$1]" table:style-name="ce1">
            <text:p>1.01864E-05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75" table:style-name="ce1">
            <text:p>323773.75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9.5107595349213063E-6" table:formula="of:=ABS([.A:.A]-[.$C$1])/[.$C$1]" table:style-name="ce1">
            <text:p>9.51076E-06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75" table:style-name="ce1">
            <text:p>323773.75</text:p>
          </table:table-cell>
          <table:table-cell office:value-type="float" office:value="4711924" table:style-name="ce1">
            <text:p>4711924</text:p>
          </table:table-cell>
          <table:table-cell table:number-columns-repeated="2" table:style-name="ce1"/>
          <table:table-cell office:value-type="float" office:value="9.5107595349213063E-6" table:formula="of:=ABS([.A:.A]-[.$C$1])/[.$C$1]" table:style-name="ce1">
            <text:p>9.51076E-06</text:p>
          </table:table-cell>
          <table:table-cell office:value-type="float" office:value="1.2686757946722141E-6" table:formula="of:=ABS([.B:.B]-[.$D$1])/[.$D$1]" table:style-name="ce1">
            <text:p>1.26868E-06</text:p>
          </table:table-cell>
          <table:table-cell table:number-columns-repeated="16378"/>
        </table:table-row>
        <table:table-row table:style-name="ro1">
          <table:table-cell office:value-type="float" office:value="323773.75" table:style-name="ce1">
            <text:p>323773.7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9.5107595349213063E-6" table:formula="of:=ABS([.A:.A]-[.$C$1])/[.$C$1]" table:style-name="ce1">
            <text:p>9.51076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3.75" table:style-name="ce1">
            <text:p>323773.7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9.5107595349213063E-6" table:formula="of:=ABS([.A:.A]-[.$C$1])/[.$C$1]" table:style-name="ce1">
            <text:p>9.51076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3.75" table:style-name="ce1">
            <text:p>323773.7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9.5107595349213063E-6" table:formula="of:=ABS([.A:.A]-[.$C$1])/[.$C$1]" table:style-name="ce1">
            <text:p>9.51076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3.75" table:style-name="ce1">
            <text:p>323773.7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9.5107595349213063E-6" table:formula="of:=ABS([.A:.A]-[.$C$1])/[.$C$1]" table:style-name="ce1">
            <text:p>9.51076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3.96875" table:style-name="ce1">
            <text:p>323773.9688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8.8351398482686628E-6" table:formula="of:=ABS([.A:.A]-[.$C$1])/[.$C$1]" table:style-name="ce1">
            <text:p>8.83514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3.96875" table:style-name="ce1">
            <text:p>323773.9688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8.8351398482686628E-6" table:formula="of:=ABS([.A:.A]-[.$C$1])/[.$C$1]" table:style-name="ce1">
            <text:p>8.83514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3.96875" table:style-name="ce1">
            <text:p>323773.9688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8.8351398482686628E-6" table:formula="of:=ABS([.A:.A]-[.$C$1])/[.$C$1]" table:style-name="ce1">
            <text:p>8.83514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3.9375" table:style-name="ce1">
            <text:p>323773.937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8.9316569463618964E-6" table:formula="of:=ABS([.A:.A]-[.$C$1])/[.$C$1]" table:style-name="ce1">
            <text:p>8.93166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40625" table:style-name="ce1">
            <text:p>323774.4063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7.4839004749633724E-6" table:formula="of:=ABS([.A:.A]-[.$C$1])/[.$C$1]" table:style-name="ce1">
            <text:p>7.4839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625" table:style-name="ce1">
            <text:p>323774.62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6.808280788310728E-6" table:formula="of:=ABS([.A:.A]-[.$C$1])/[.$C$1]" table:style-name="ce1">
            <text:p>6.80828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625" table:style-name="ce1">
            <text:p>323774.62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6.808280788310728E-6" table:formula="of:=ABS([.A:.A]-[.$C$1])/[.$C$1]" table:style-name="ce1">
            <text:p>6.80828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625" table:style-name="ce1">
            <text:p>323774.62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6.808280788310728E-6" table:formula="of:=ABS([.A:.A]-[.$C$1])/[.$C$1]" table:style-name="ce1">
            <text:p>6.80828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625" table:style-name="ce1">
            <text:p>323774.62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6.808280788310728E-6" table:formula="of:=ABS([.A:.A]-[.$C$1])/[.$C$1]" table:style-name="ce1">
            <text:p>6.80828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625" table:style-name="ce1">
            <text:p>323774.62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6.808280788310728E-6" table:formula="of:=ABS([.A:.A]-[.$C$1])/[.$C$1]" table:style-name="ce1">
            <text:p>6.80828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625" table:style-name="ce1">
            <text:p>323774.62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6.808280788310728E-6" table:formula="of:=ABS([.A:.A]-[.$C$1])/[.$C$1]" table:style-name="ce1">
            <text:p>6.80828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625" table:style-name="ce1">
            <text:p>323774.62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6.808280788310728E-6" table:formula="of:=ABS([.A:.A]-[.$C$1])/[.$C$1]" table:style-name="ce1">
            <text:p>6.80828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625" table:style-name="ce1">
            <text:p>323774.625</text:p>
          </table:table-cell>
          <table:table-cell office:value-type="float" office:value="4711923.5" table:style-name="ce1">
            <text:p>4711923.5</text:p>
          </table:table-cell>
          <table:table-cell table:number-columns-repeated="2" table:style-name="ce1"/>
          <table:table-cell office:value-type="float" office:value="6.808280788310728E-6" table:formula="of:=ABS([.A:.A]-[.$C$1])/[.$C$1]" table:style-name="ce1">
            <text:p>6.80828E-06</text:p>
          </table:table-cell>
          <table:table-cell office:value-type="float" office:value="1.1625618942065237E-6" table:formula="of:=ABS([.B:.B]-[.$D$1])/[.$D$1]" table:style-name="ce1">
            <text:p>1.16256E-06</text:p>
          </table:table-cell>
          <table:table-cell table:number-columns-repeated="16378"/>
        </table:table-row>
        <table:table-row table:style-name="ro1">
          <table:table-cell office:value-type="float" office:value="323774.59375" table:style-name="ce1">
            <text:p>323774.5938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9047978864039633E-6" table:formula="of:=ABS([.A:.A]-[.$C$1])/[.$C$1]" table:style-name="ce1">
            <text:p>6.904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59375" table:style-name="ce1">
            <text:p>323774.5938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9047978864039633E-6" table:formula="of:=ABS([.A:.A]-[.$C$1])/[.$C$1]" table:style-name="ce1">
            <text:p>6.904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59375" table:style-name="ce1">
            <text:p>323774.5938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9047978864039633E-6" table:formula="of:=ABS([.A:.A]-[.$C$1])/[.$C$1]" table:style-name="ce1">
            <text:p>6.904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59375" table:style-name="ce1">
            <text:p>323774.5938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9047978864039633E-6" table:formula="of:=ABS([.A:.A]-[.$C$1])/[.$C$1]" table:style-name="ce1">
            <text:p>6.904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59375" table:style-name="ce1">
            <text:p>323774.5938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9047978864039633E-6" table:formula="of:=ABS([.A:.A]-[.$C$1])/[.$C$1]" table:style-name="ce1">
            <text:p>6.904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59375" table:style-name="ce1">
            <text:p>323774.5938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9047978864039633E-6" table:formula="of:=ABS([.A:.A]-[.$C$1])/[.$C$1]" table:style-name="ce1">
            <text:p>6.904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59375" table:style-name="ce1">
            <text:p>323774.5938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9047978864039633E-6" table:formula="of:=ABS([.A:.A]-[.$C$1])/[.$C$1]" table:style-name="ce1">
            <text:p>6.904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3" table:style-name="ce1">
            <text:p>4711923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1.0564479937408335E-6" table:formula="of:=ABS([.B:.B]-[.$D$1])/[.$D$1]" table:style-name="ce1">
            <text:p>1.05645E-06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2.5" table:style-name="ce1">
            <text:p>4711922.5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9.5033409327514323E-7" table:formula="of:=ABS([.B:.B]-[.$D$1])/[.$D$1]" table:style-name="ce1">
            <text:p>9.50334E-07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2.5" table:style-name="ce1">
            <text:p>4711922.5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9.5033409327514323E-7" table:formula="of:=ABS([.B:.B]-[.$D$1])/[.$D$1]" table:style-name="ce1">
            <text:p>9.50334E-07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2.5" table:style-name="ce1">
            <text:p>4711922.5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9.5033409327514323E-7" table:formula="of:=ABS([.B:.B]-[.$D$1])/[.$D$1]" table:style-name="ce1">
            <text:p>9.50334E-07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2.5" table:style-name="ce1">
            <text:p>4711922.5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9.5033409327514323E-7" table:formula="of:=ABS([.B:.B]-[.$D$1])/[.$D$1]" table:style-name="ce1">
            <text:p>9.50334E-07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2.5" table:style-name="ce1">
            <text:p>4711922.5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9.5033409327514323E-7" table:formula="of:=ABS([.B:.B]-[.$D$1])/[.$D$1]" table:style-name="ce1">
            <text:p>9.50334E-07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2.5" table:style-name="ce1">
            <text:p>4711922.5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9.5033409327514323E-7" table:formula="of:=ABS([.B:.B]-[.$D$1])/[.$D$1]" table:style-name="ce1">
            <text:p>9.50334E-07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2.5" table:style-name="ce1">
            <text:p>4711922.5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9.5033409327514323E-7" table:formula="of:=ABS([.B:.B]-[.$D$1])/[.$D$1]" table:style-name="ce1">
            <text:p>9.50334E-07</text:p>
          </table:table-cell>
          <table:table-cell table:number-columns-repeated="16378"/>
        </table:table-row>
        <table:table-row table:style-name="ro1">
          <table:table-cell office:value-type="float" office:value="323774.8125" table:style-name="ce1">
            <text:p>323774.8125</text:p>
          </table:table-cell>
          <table:table-cell office:value-type="float" office:value="4711922.5" table:style-name="ce1">
            <text:p>4711922.5</text:p>
          </table:table-cell>
          <table:table-cell table:number-columns-repeated="2" table:style-name="ce1"/>
          <table:table-cell office:value-type="float" office:value="6.229178199751318E-6" table:formula="of:=ABS([.A:.A]-[.$C$1])/[.$C$1]" table:style-name="ce1">
            <text:p>6.22918E-06</text:p>
          </table:table-cell>
          <table:table-cell office:value-type="float" office:value="9.5033409327514323E-7" table:formula="of:=ABS([.B:.B]-[.$D$1])/[.$D$1]" table:style-name="ce1">
            <text:p>9.50334E-07</text:p>
          </table:table-cell>
          <table:table-cell table:number-columns-repeated="16378"/>
        </table:table-row>
        <table:table-row table:style-name="ro1">
          <table:table-cell office:value-type="float" office:value="323775.03125" table:style-name="ce1">
            <text:p>323775.0313</text:p>
          </table:table-cell>
          <table:table-cell office:value-type="float" office:value="4711922.5" table:style-name="ce1">
            <text:p>4711922.5</text:p>
          </table:table-cell>
          <table:table-cell table:number-columns-repeated="2" table:style-name="ce1"/>
          <table:table-cell office:value-type="float" office:value="5.5535585130986737E-6" table:formula="of:=ABS([.A:.A]-[.$C$1])/[.$C$1]" table:style-name="ce1">
            <text:p>5.55356E-06</text:p>
          </table:table-cell>
          <table:table-cell office:value-type="float" office:value="9.5033409327514323E-7" table:formula="of:=ABS([.B:.B]-[.$D$1])/[.$D$1]" table:style-name="ce1">
            <text:p>9.50334E-07</text:p>
          </table:table-cell>
          <table:table-cell table:number-columns-repeated="16378"/>
        </table:table-row>
        <table:table-row table:style-name="ro1">
          <table:table-cell office:value-type="float" office:value="323775.03125" table:style-name="ce1">
            <text:p>323775.0313</text:p>
          </table:table-cell>
          <table:table-cell office:value-type="float" office:value="4711922" table:style-name="ce1">
            <text:p>4711922</text:p>
          </table:table-cell>
          <table:table-cell table:number-columns-repeated="2" table:style-name="ce1"/>
          <table:table-cell office:value-type="float" office:value="5.5535585130986737E-6" table:formula="of:=ABS([.A:.A]-[.$C$1])/[.$C$1]" table:style-name="ce1">
            <text:p>5.55356E-06</text:p>
          </table:table-cell>
          <table:table-cell office:value-type="float" office:value="8.4422019280945293E-7" table:formula="of:=ABS([.B:.B]-[.$D$1])/[.$D$1]" table:style-name="ce1">
            <text:p>8.4422E-07</text:p>
          </table:table-cell>
          <table:table-cell table:number-columns-repeated="16378"/>
        </table:table-row>
        <table:table-row table:style-name="ro1">
          <table:table-cell office:value-type="float" office:value="323775.03125" table:style-name="ce1">
            <text:p>323775.0313</text:p>
          </table:table-cell>
          <table:table-cell office:value-type="float" office:value="4711922" table:style-name="ce1">
            <text:p>4711922</text:p>
          </table:table-cell>
          <table:table-cell table:number-columns-repeated="2" table:style-name="ce1"/>
          <table:table-cell office:value-type="float" office:value="5.5535585130986737E-6" table:formula="of:=ABS([.A:.A]-[.$C$1])/[.$C$1]" table:style-name="ce1">
            <text:p>5.55356E-06</text:p>
          </table:table-cell>
          <table:table-cell office:value-type="float" office:value="8.4422019280945293E-7" table:formula="of:=ABS([.B:.B]-[.$D$1])/[.$D$1]" table:style-name="ce1">
            <text:p>8.4422E-07</text:p>
          </table:table-cell>
          <table:table-cell table:number-columns-repeated="16378"/>
        </table:table-row>
        <table:table-row table:style-name="ro1">
          <table:table-cell office:value-type="float" office:value="323775.03125" table:style-name="ce1">
            <text:p>323775.0313</text:p>
          </table:table-cell>
          <table:table-cell office:value-type="float" office:value="4711922" table:style-name="ce1">
            <text:p>4711922</text:p>
          </table:table-cell>
          <table:table-cell table:number-columns-repeated="2" table:style-name="ce1"/>
          <table:table-cell office:value-type="float" office:value="5.5535585130986737E-6" table:formula="of:=ABS([.A:.A]-[.$C$1])/[.$C$1]" table:style-name="ce1">
            <text:p>5.55356E-06</text:p>
          </table:table-cell>
          <table:table-cell office:value-type="float" office:value="8.4422019280945293E-7" table:formula="of:=ABS([.B:.B]-[.$D$1])/[.$D$1]" table:style-name="ce1">
            <text:p>8.4422E-07</text:p>
          </table:table-cell>
          <table:table-cell table:number-columns-repeated="16378"/>
        </table:table-row>
        <table:table-row table:style-name="ro1">
          <table:table-cell office:value-type="float" office:value="323775.03125" table:style-name="ce1">
            <text:p>323775.0313</text:p>
          </table:table-cell>
          <table:table-cell office:value-type="float" office:value="4711922" table:style-name="ce1">
            <text:p>4711922</text:p>
          </table:table-cell>
          <table:table-cell table:number-columns-repeated="2" table:style-name="ce1"/>
          <table:table-cell office:value-type="float" office:value="5.5535585130986737E-6" table:formula="of:=ABS([.A:.A]-[.$C$1])/[.$C$1]" table:style-name="ce1">
            <text:p>5.55356E-06</text:p>
          </table:table-cell>
          <table:table-cell office:value-type="float" office:value="8.4422019280945293E-7" table:formula="of:=ABS([.B:.B]-[.$D$1])/[.$D$1]" table:style-name="ce1">
            <text:p>8.4422E-07</text:p>
          </table:table-cell>
          <table:table-cell table:number-columns-repeated="16378"/>
        </table:table-row>
        <table:table-row table:style-name="ro1">
          <table:table-cell office:value-type="float" office:value="323775" table:style-name="ce1">
            <text:p>323775</text:p>
          </table:table-cell>
          <table:table-cell office:value-type="float" office:value="4711922" table:style-name="ce1">
            <text:p>4711922</text:p>
          </table:table-cell>
          <table:table-cell table:number-columns-repeated="2" table:style-name="ce1"/>
          <table:table-cell office:value-type="float" office:value="5.6500756111919081E-6" table:formula="of:=ABS([.A:.A]-[.$C$1])/[.$C$1]" table:style-name="ce1">
            <text:p>5.65008E-06</text:p>
          </table:table-cell>
          <table:table-cell office:value-type="float" office:value="8.4422019280945293E-7" table:formula="of:=ABS([.B:.B]-[.$D$1])/[.$D$1]" table:style-name="ce1">
            <text:p>8.4422E-07</text:p>
          </table:table-cell>
          <table:table-cell table:number-columns-repeated="16378"/>
        </table:table-row>
        <table:table-row table:style-name="ro1">
          <table:table-cell office:value-type="float" office:value="323775" table:style-name="ce1">
            <text:p>323775</text:p>
          </table:table-cell>
          <table:table-cell office:value-type="float" office:value="4711922" table:style-name="ce1">
            <text:p>4711922</text:p>
          </table:table-cell>
          <table:table-cell table:number-columns-repeated="2" table:style-name="ce1"/>
          <table:table-cell office:value-type="float" office:value="5.6500756111919081E-6" table:formula="of:=ABS([.A:.A]-[.$C$1])/[.$C$1]" table:style-name="ce1">
            <text:p>5.65008E-06</text:p>
          </table:table-cell>
          <table:table-cell office:value-type="float" office:value="8.4422019280945293E-7" table:formula="of:=ABS([.B:.B]-[.$D$1])/[.$D$1]" table:style-name="ce1">
            <text:p>8.4422E-07</text:p>
          </table:table-cell>
          <table:table-cell table:number-columns-repeated="16378"/>
        </table:table-row>
        <table:table-row table:style-name="ro1">
          <table:table-cell office:value-type="float" office:value="323775" table:style-name="ce1">
            <text:p>323775</text:p>
          </table:table-cell>
          <table:table-cell office:value-type="float" office:value="4711922" table:style-name="ce1">
            <text:p>4711922</text:p>
          </table:table-cell>
          <table:table-cell table:number-columns-repeated="2" table:style-name="ce1"/>
          <table:table-cell office:value-type="float" office:value="5.6500756111919081E-6" table:formula="of:=ABS([.A:.A]-[.$C$1])/[.$C$1]" table:style-name="ce1">
            <text:p>5.65008E-06</text:p>
          </table:table-cell>
          <table:table-cell office:value-type="float" office:value="8.4422019280945293E-7" table:formula="of:=ABS([.B:.B]-[.$D$1])/[.$D$1]" table:style-name="ce1">
            <text:p>8.4422E-07</text:p>
          </table:table-cell>
          <table:table-cell table:number-columns-repeated="16378"/>
        </table:table-row>
        <table:table-row table:style-name="ro1">
          <table:table-cell office:value-type="float" office:value="323775" table:style-name="ce1">
            <text:p>323775</text:p>
          </table:table-cell>
          <table:table-cell office:value-type="float" office:value="4711922" table:style-name="ce1">
            <text:p>4711922</text:p>
          </table:table-cell>
          <table:table-cell table:number-columns-repeated="2" table:style-name="ce1"/>
          <table:table-cell office:value-type="float" office:value="5.6500756111919081E-6" table:formula="of:=ABS([.A:.A]-[.$C$1])/[.$C$1]" table:style-name="ce1">
            <text:p>5.65008E-06</text:p>
          </table:table-cell>
          <table:table-cell office:value-type="float" office:value="8.4422019280945293E-7" table:formula="of:=ABS([.B:.B]-[.$D$1])/[.$D$1]" table:style-name="ce1">
            <text:p>8.4422E-07</text:p>
          </table:table-cell>
          <table:table-cell table:number-columns-repeated="16378"/>
        </table:table-row>
        <table:table-row table:style-name="ro1">
          <table:table-cell office:value-type="float" office:value="323775" table:style-name="ce1">
            <text:p>323775</text:p>
          </table:table-cell>
          <table:table-cell office:value-type="float" office:value="4711922" table:style-name="ce1">
            <text:p>4711922</text:p>
          </table:table-cell>
          <table:table-cell table:number-columns-repeated="2" table:style-name="ce1"/>
          <table:table-cell office:value-type="float" office:value="5.6500756111919081E-6" table:formula="of:=ABS([.A:.A]-[.$C$1])/[.$C$1]" table:style-name="ce1">
            <text:p>5.65008E-06</text:p>
          </table:table-cell>
          <table:table-cell office:value-type="float" office:value="8.4422019280945293E-7" table:formula="of:=ABS([.B:.B]-[.$D$1])/[.$D$1]" table:style-name="ce1">
            <text:p>8.442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.5" table:style-name="ce1">
            <text:p>4711921.5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7.3810629234376264E-7" table:formula="of:=ABS([.B:.B]-[.$D$1])/[.$D$1]" table:style-name="ce1">
            <text:p>7.38106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.5" table:style-name="ce1">
            <text:p>4711921.5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7.3810629234376264E-7" table:formula="of:=ABS([.B:.B]-[.$D$1])/[.$D$1]" table:style-name="ce1">
            <text:p>7.38106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.5" table:style-name="ce1">
            <text:p>4711921.5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7.3810629234376264E-7" table:formula="of:=ABS([.B:.B]-[.$D$1])/[.$D$1]" table:style-name="ce1">
            <text:p>7.38106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.5" table:style-name="ce1">
            <text:p>4711921.5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7.3810629234376264E-7" table:formula="of:=ABS([.B:.B]-[.$D$1])/[.$D$1]" table:style-name="ce1">
            <text:p>7.38106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21875" table:style-name="ce1">
            <text:p>323775.218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9744559245392637E-6" table:formula="of:=ABS([.A:.A]-[.$C$1])/[.$C$1]" table:style-name="ce1">
            <text:p>4.9744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4375" table:style-name="ce1">
            <text:p>323775.43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2988362378866185E-6" table:formula="of:=ABS([.A:.A]-[.$C$1])/[.$C$1]" table:style-name="ce1">
            <text:p>4.29884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4375" table:style-name="ce1">
            <text:p>323775.43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2988362378866185E-6" table:formula="of:=ABS([.A:.A]-[.$C$1])/[.$C$1]" table:style-name="ce1">
            <text:p>4.29884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4375" table:style-name="ce1">
            <text:p>323775.43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2988362378866185E-6" table:formula="of:=ABS([.A:.A]-[.$C$1])/[.$C$1]" table:style-name="ce1">
            <text:p>4.29884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4375" table:style-name="ce1">
            <text:p>323775.43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2988362378866185E-6" table:formula="of:=ABS([.A:.A]-[.$C$1])/[.$C$1]" table:style-name="ce1">
            <text:p>4.29884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4375" table:style-name="ce1">
            <text:p>323775.43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2988362378866185E-6" table:formula="of:=ABS([.A:.A]-[.$C$1])/[.$C$1]" table:style-name="ce1">
            <text:p>4.29884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4375" table:style-name="ce1">
            <text:p>323775.43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4.2988362378866185E-6" table:formula="of:=ABS([.A:.A]-[.$C$1])/[.$C$1]" table:style-name="ce1">
            <text:p>4.29884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875" table:style-name="ce1">
            <text:p>323775.8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9475968645813293E-6" table:formula="of:=ABS([.A:.A]-[.$C$1])/[.$C$1]" table:style-name="ce1">
            <text:p>2.947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875" table:style-name="ce1">
            <text:p>323775.8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9475968645813293E-6" table:formula="of:=ABS([.A:.A]-[.$C$1])/[.$C$1]" table:style-name="ce1">
            <text:p>2.947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875" table:style-name="ce1">
            <text:p>323775.8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9475968645813293E-6" table:formula="of:=ABS([.A:.A]-[.$C$1])/[.$C$1]" table:style-name="ce1">
            <text:p>2.947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875" table:style-name="ce1">
            <text:p>323775.8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9475968645813293E-6" table:formula="of:=ABS([.A:.A]-[.$C$1])/[.$C$1]" table:style-name="ce1">
            <text:p>2.947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875" table:style-name="ce1">
            <text:p>323775.8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9475968645813293E-6" table:formula="of:=ABS([.A:.A]-[.$C$1])/[.$C$1]" table:style-name="ce1">
            <text:p>2.947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875" table:style-name="ce1">
            <text:p>323775.8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9475968645813293E-6" table:formula="of:=ABS([.A:.A]-[.$C$1])/[.$C$1]" table:style-name="ce1">
            <text:p>2.947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875" table:style-name="ce1">
            <text:p>323775.8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9475968645813293E-6" table:formula="of:=ABS([.A:.A]-[.$C$1])/[.$C$1]" table:style-name="ce1">
            <text:p>2.947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875" table:style-name="ce1">
            <text:p>323775.8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9475968645813293E-6" table:formula="of:=ABS([.A:.A]-[.$C$1])/[.$C$1]" table:style-name="ce1">
            <text:p>2.947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5.875" table:style-name="ce1">
            <text:p>323775.875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9475968645813293E-6" table:formula="of:=ABS([.A:.A]-[.$C$1])/[.$C$1]" table:style-name="ce1">
            <text:p>2.9476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9375" table:style-name="ce1">
            <text:p>323776.0938</text:p>
          </table:table-cell>
          <table:table-cell office:value-type="float" office:value="4711921" table:style-name="ce1">
            <text:p>4711921</text:p>
          </table:table-cell>
          <table:table-cell table:number-columns-repeated="2" table:style-name="ce1"/>
          <table:table-cell office:value-type="float" office:value="2.2719771779286845E-6" table:formula="of:=ABS([.A:.A]-[.$C$1])/[.$C$1]" table:style-name="ce1">
            <text:p>2.27198E-06</text:p>
          </table:table-cell>
          <table:table-cell office:value-type="float" office:value="6.3199239187807234E-7" table:formula="of:=ABS([.B:.B]-[.$D$1])/[.$D$1]" table:style-name="ce1">
            <text:p>6.31992E-07</text:p>
          </table:table-cell>
          <table:table-cell table:number-columns-repeated="16378"/>
        </table:table-row>
        <table:table-row table:style-name="ro1">
          <table:table-cell office:value-type="float" office:value="323776.0625" table:style-name="ce1">
            <text:p>323776.0625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2.3684942760219194E-6" table:formula="of:=ABS([.A:.A]-[.$C$1])/[.$C$1]" table:style-name="ce1">
            <text:p>2.36849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0625" table:style-name="ce1">
            <text:p>323776.0625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2.3684942760219194E-6" table:formula="of:=ABS([.A:.A]-[.$C$1])/[.$C$1]" table:style-name="ce1">
            <text:p>2.36849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0625" table:style-name="ce1">
            <text:p>323776.0625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2.3684942760219194E-6" table:formula="of:=ABS([.A:.A]-[.$C$1])/[.$C$1]" table:style-name="ce1">
            <text:p>2.36849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0625" table:style-name="ce1">
            <text:p>323776.0625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2.3684942760219194E-6" table:formula="of:=ABS([.A:.A]-[.$C$1])/[.$C$1]" table:style-name="ce1">
            <text:p>2.36849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0625" table:style-name="ce1">
            <text:p>323776.0625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2.3684942760219194E-6" table:formula="of:=ABS([.A:.A]-[.$C$1])/[.$C$1]" table:style-name="ce1">
            <text:p>2.36849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0625" table:style-name="ce1">
            <text:p>323776.0625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2.3684942760219194E-6" table:formula="of:=ABS([.A:.A]-[.$C$1])/[.$C$1]" table:style-name="ce1">
            <text:p>2.36849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0625" table:style-name="ce1">
            <text:p>323776.0625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2.3684942760219194E-6" table:formula="of:=ABS([.A:.A]-[.$C$1])/[.$C$1]" table:style-name="ce1">
            <text:p>2.36849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0625" table:style-name="ce1">
            <text:p>323776.0625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2.3684942760219194E-6" table:formula="of:=ABS([.A:.A]-[.$C$1])/[.$C$1]" table:style-name="ce1">
            <text:p>2.36849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.5" table:style-name="ce1">
            <text:p>4711920.5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5.2587849141238193E-7" table:formula="of:=ABS([.B:.B]-[.$D$1])/[.$D$1]" table:style-name="ce1">
            <text:p>5.25878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" table:style-name="ce1">
            <text:p>4711920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4.1976459094669169E-7" table:formula="of:=ABS([.B:.B]-[.$D$1])/[.$D$1]" table:style-name="ce1">
            <text:p>4.19765E-07</text:p>
          </table:table-cell>
          <table:table-cell table:number-columns-repeated="16378"/>
        </table:table-row>
        <table:table-row table:style-name="ro1">
          <table:table-cell office:value-type="float" office:value="323776.28125" table:style-name="ce1">
            <text:p>323776.2813</text:p>
          </table:table-cell>
          <table:table-cell office:value-type="float" office:value="4711920" table:style-name="ce1">
            <text:p>4711920</text:p>
          </table:table-cell>
          <table:table-cell table:number-columns-repeated="2" table:style-name="ce1"/>
          <table:table-cell office:value-type="float" office:value="1.6928745893692748E-6" table:formula="of:=ABS([.A:.A]-[.$C$1])/[.$C$1]" table:style-name="ce1">
            <text:p>1.69287E-06</text:p>
          </table:table-cell>
          <table:table-cell office:value-type="float" office:value="4.1976459094669169E-7" table:formula="of:=ABS([.B:.B]-[.$D$1])/[.$D$1]" table:style-name="ce1">
            <text:p>4.19765E-07</text:p>
          </table:table-cell>
          <table:table-cell table:number-columns-repeated="16378"/>
        </table:table-row>
        <table:table-row table:style-name="ro1">
          <table:table-cell office:value-type="float" office:value="323776.5" table:style-name="ce1">
            <text:p>323776.5</text:p>
          </table:table-cell>
          <table:table-cell office:value-type="float" office:value="4711920" table:style-name="ce1">
            <text:p>4711920</text:p>
          </table:table-cell>
          <table:table-cell table:number-columns-repeated="2" table:style-name="ce1"/>
          <table:table-cell office:value-type="float" office:value="1.01725490271663E-6" table:formula="of:=ABS([.A:.A]-[.$C$1])/[.$C$1]" table:style-name="ce1">
            <text:p>1.01725E-06</text:p>
          </table:table-cell>
          <table:table-cell office:value-type="float" office:value="4.1976459094669169E-7" table:formula="of:=ABS([.B:.B]-[.$D$1])/[.$D$1]" table:style-name="ce1">
            <text:p>4.19765E-07</text:p>
          </table:table-cell>
          <table:table-cell table:number-columns-repeated="16378"/>
        </table:table-row>
        <table:table-row table:style-name="ro1">
          <table:table-cell office:value-type="float" office:value="323776.5" table:style-name="ce1">
            <text:p>323776.5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1.01725490271663E-6" table:formula="of:=ABS([.A:.A]-[.$C$1])/[.$C$1]" table:style-name="ce1">
            <text:p>1.01725E-06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5" table:style-name="ce1">
            <text:p>323776.5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1.01725490271663E-6" table:formula="of:=ABS([.A:.A]-[.$C$1])/[.$C$1]" table:style-name="ce1">
            <text:p>1.01725E-06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5" table:style-name="ce1">
            <text:p>323776.5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1.01725490271663E-6" table:formula="of:=ABS([.A:.A]-[.$C$1])/[.$C$1]" table:style-name="ce1">
            <text:p>1.01725E-06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5" table:style-name="ce1">
            <text:p>323776.5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1.01725490271663E-6" table:formula="of:=ABS([.A:.A]-[.$C$1])/[.$C$1]" table:style-name="ce1">
            <text:p>1.01725E-06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5" table:style-name="ce1">
            <text:p>323776.5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1.01725490271663E-6" table:formula="of:=ABS([.A:.A]-[.$C$1])/[.$C$1]" table:style-name="ce1">
            <text:p>1.01725E-06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5" table:style-name="ce1">
            <text:p>323776.5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1.01725490271663E-6" table:formula="of:=ABS([.A:.A]-[.$C$1])/[.$C$1]" table:style-name="ce1">
            <text:p>1.01725E-06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5" table:style-name="ce1">
            <text:p>323776.5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1.01725490271663E-6" table:formula="of:=ABS([.A:.A]-[.$C$1])/[.$C$1]" table:style-name="ce1">
            <text:p>1.01725E-06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5" table:style-name="ce1">
            <text:p>323776.5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1.01725490271663E-6" table:formula="of:=ABS([.A:.A]-[.$C$1])/[.$C$1]" table:style-name="ce1">
            <text:p>1.01725E-06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71875" table:style-name="ce1">
            <text:p>323776.7188</text:p>
          </table:table-cell>
          <table:table-cell office:value-type="float" office:value="4711919.5" table:style-name="ce1">
            <text:p>4711919.5</text:p>
          </table:table-cell>
          <table:table-cell table:number-columns-repeated="2" table:style-name="ce1"/>
          <table:table-cell office:value-type="float" office:value="3.4163521606398534E-7" table:formula="of:=ABS([.A:.A]-[.$C$1])/[.$C$1]" table:style-name="ce1">
            <text:p>3.41635E-07</text:p>
          </table:table-cell>
          <table:table-cell office:value-type="float" office:value="3.1365069048100139E-7" table:formula="of:=ABS([.B:.B]-[.$D$1])/[.$D$1]" table:style-name="ce1">
            <text:p>3.13651E-07</text:p>
          </table:table-cell>
          <table:table-cell table:number-columns-repeated="16378"/>
        </table:table-row>
        <table:table-row table:style-name="ro1">
          <table:table-cell office:value-type="float" office:value="323776.6875" table:style-name="ce1">
            <text:p>323776.6875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4.3815231415722029E-7" table:formula="of:=ABS([.A:.A]-[.$C$1])/[.$C$1]" table:style-name="ce1">
            <text:p>4.38152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6875" table:style-name="ce1">
            <text:p>323776.6875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4.3815231415722029E-7" table:formula="of:=ABS([.A:.A]-[.$C$1])/[.$C$1]" table:style-name="ce1">
            <text:p>4.38152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6875" table:style-name="ce1">
            <text:p>323776.6875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4.3815231415722029E-7" table:formula="of:=ABS([.A:.A]-[.$C$1])/[.$C$1]" table:style-name="ce1">
            <text:p>4.38152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6875" table:style-name="ce1">
            <text:p>323776.6875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4.3815231415722029E-7" table:formula="of:=ABS([.A:.A]-[.$C$1])/[.$C$1]" table:style-name="ce1">
            <text:p>4.38152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6875" table:style-name="ce1">
            <text:p>323776.6875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4.3815231415722029E-7" table:formula="of:=ABS([.A:.A]-[.$C$1])/[.$C$1]" table:style-name="ce1">
            <text:p>4.38152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6.90625" table:style-name="ce1">
            <text:p>323776.9063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2.3746737249542445E-7" table:formula="of:=ABS([.A:.A]-[.$C$1])/[.$C$1]" table:style-name="ce1">
            <text:p>2.3746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7.125" table:style-name="ce1">
            <text:p>323777.125</text:p>
          </table:table-cell>
          <table:table-cell office:value-type="float" office:value="4711919" table:style-name="ce1">
            <text:p>4711919</text:p>
          </table:table-cell>
          <table:table-cell table:number-columns-repeated="2" table:style-name="ce1"/>
          <table:table-cell office:value-type="float" office:value="9.1308705914806915E-7" table:formula="of:=ABS([.A:.A]-[.$C$1])/[.$C$1]" table:style-name="ce1">
            <text:p>9.13087E-07</text:p>
          </table:table-cell>
          <table:table-cell office:value-type="float" office:value="2.0753679001531107E-7" table:formula="of:=ABS([.B:.B]-[.$D$1])/[.$D$1]" table:style-name="ce1">
            <text:p>2.07537E-07</text:p>
          </table:table-cell>
          <table:table-cell table:number-columns-repeated="16378"/>
        </table:table-row>
        <table:table-row table:style-name="ro1">
          <table:table-cell office:value-type="float" office:value="323777.125" table:style-name="ce1">
            <text:p>323777.125</text:p>
          </table:table-cell>
          <table:table-cell office:value-type="float" office:value="4711918.5" table:style-name="ce1">
            <text:p>4711918.5</text:p>
          </table:table-cell>
          <table:table-cell table:number-columns-repeated="2" table:style-name="ce1"/>
          <table:table-cell office:value-type="float" office:value="9.1308705914806915E-7" table:formula="of:=ABS([.A:.A]-[.$C$1])/[.$C$1]" table:style-name="ce1">
            <text:p>9.13087E-07</text:p>
          </table:table-cell>
          <table:table-cell office:value-type="float" office:value="1.0142288954962076E-7" table:formula="of:=ABS([.B:.B]-[.$D$1])/[.$D$1]" table:style-name="ce1">
            <text:p>1.01423E-07</text:p>
          </table:table-cell>
          <table:table-cell table:number-columns-repeated="16378"/>
        </table:table-row>
        <table:table-row table:style-name="ro1">
          <table:table-cell office:value-type="float" office:value="323777.125" table:style-name="ce1">
            <text:p>323777.125</text:p>
          </table:table-cell>
          <table:table-cell office:value-type="float" office:value="4711918.5" table:style-name="ce1">
            <text:p>4711918.5</text:p>
          </table:table-cell>
          <table:table-cell table:number-columns-repeated="2" table:style-name="ce1"/>
          <table:table-cell office:value-type="float" office:value="9.1308705914806915E-7" table:formula="of:=ABS([.A:.A]-[.$C$1])/[.$C$1]" table:style-name="ce1">
            <text:p>9.13087E-07</text:p>
          </table:table-cell>
          <table:table-cell office:value-type="float" office:value="1.0142288954962076E-7" table:formula="of:=ABS([.B:.B]-[.$D$1])/[.$D$1]" table:style-name="ce1">
            <text:p>1.01423E-07</text:p>
          </table:table-cell>
          <table:table-cell table:number-columns-repeated="16378"/>
        </table:table-row>
        <table:table-row table:style-name="ro1">
          <table:table-cell office:value-type="float" office:value="323777.125" table:style-name="ce1">
            <text:p>323777.125</text:p>
          </table:table-cell>
          <table:table-cell office:value-type="float" office:value="4711918.5" table:style-name="ce1">
            <text:p>4711918.5</text:p>
          </table:table-cell>
          <table:table-cell table:number-columns-repeated="2" table:style-name="ce1"/>
          <table:table-cell office:value-type="float" office:value="9.1308705914806915E-7" table:formula="of:=ABS([.A:.A]-[.$C$1])/[.$C$1]" table:style-name="ce1">
            <text:p>9.13087E-07</text:p>
          </table:table-cell>
          <table:table-cell office:value-type="float" office:value="1.0142288954962076E-7" table:formula="of:=ABS([.B:.B]-[.$D$1])/[.$D$1]" table:style-name="ce1">
            <text:p>1.01423E-07</text:p>
          </table:table-cell>
          <table:table-cell table:number-columns-repeated="16378"/>
        </table:table-row>
        <table:table-row table:style-name="ro1">
          <table:table-cell office:value-type="float" office:value="323777.125" table:style-name="ce1">
            <text:p>323777.125</text:p>
          </table:table-cell>
          <table:table-cell office:value-type="float" office:value="4711918" table:style-name="ce1">
            <text:p>4711918</text:p>
          </table:table-cell>
          <table:table-cell table:number-columns-repeated="2" table:style-name="ce1"/>
          <table:table-cell office:value-type="float" office:value="9.1308705914806915E-7" table:formula="of:=ABS([.A:.A]-[.$C$1])/[.$C$1]" table:style-name="ce1">
            <text:p>9.13087E-07</text:p>
          </table:table-cell>
          <table:table-cell office:value-type="float" office:value="4.6910109160695565E-9" table:formula="of:=ABS([.B:.B]-[.$D$1])/[.$D$1]" table:style-name="ce1">
            <text:p>4.69101E-09</text:p>
          </table:table-cell>
          <table:table-cell table:number-columns-repeated="16378"/>
        </table:table-row>
        <table:table-row table:style-name="ro1">
          <table:table-cell office:value-type="float" office:value="323777.125" table:style-name="ce1">
            <text:p>323777.125</text:p>
          </table:table-cell>
          <table:table-cell office:value-type="float" office:value="4711918" table:style-name="ce1">
            <text:p>4711918</text:p>
          </table:table-cell>
          <table:table-cell table:number-columns-repeated="2" table:style-name="ce1"/>
          <table:table-cell office:value-type="float" office:value="9.1308705914806915E-7" table:formula="of:=ABS([.A:.A]-[.$C$1])/[.$C$1]" table:style-name="ce1">
            <text:p>9.13087E-07</text:p>
          </table:table-cell>
          <table:table-cell office:value-type="float" office:value="4.6910109160695565E-9" table:formula="of:=ABS([.B:.B]-[.$D$1])/[.$D$1]" table:style-name="ce1">
            <text:p>4.69101E-09</text:p>
          </table:table-cell>
          <table:table-cell table:number-columns-repeated="16378"/>
        </table:table-row>
        <table:table-row table:style-name="ro1">
          <table:table-cell office:value-type="float" office:value="323777.3125" table:style-name="ce1">
            <text:p>323777.3125</text:p>
          </table:table-cell>
          <table:table-cell office:value-type="float" office:value="4711918" table:style-name="ce1">
            <text:p>4711918</text:p>
          </table:table-cell>
          <table:table-cell table:number-columns-repeated="2" table:style-name="ce1"/>
          <table:table-cell office:value-type="float" office:value="1.4921896477074789E-6" table:formula="of:=ABS([.A:.A]-[.$C$1])/[.$C$1]" table:style-name="ce1">
            <text:p>1.49219E-06</text:p>
          </table:table-cell>
          <table:table-cell office:value-type="float" office:value="4.6910109160695565E-9" table:formula="of:=ABS([.B:.B]-[.$D$1])/[.$D$1]" table:style-name="ce1">
            <text:p>4.69101E-09</text:p>
          </table:table-cell>
          <table:table-cell table:number-columns-repeated="16378"/>
        </table:table-row>
        <table:table-row table:style-name="ro1">
          <table:table-cell office:value-type="float" office:value="323777.3125" table:style-name="ce1">
            <text:p>323777.3125</text:p>
          </table:table-cell>
          <table:table-cell office:value-type="float" office:value="4711918" table:style-name="ce1">
            <text:p>4711918</text:p>
          </table:table-cell>
          <table:table-cell table:number-columns-repeated="2" table:style-name="ce1"/>
          <table:table-cell office:value-type="float" office:value="1.4921896477074789E-6" table:formula="of:=ABS([.A:.A]-[.$C$1])/[.$C$1]" table:style-name="ce1">
            <text:p>1.49219E-06</text:p>
          </table:table-cell>
          <table:table-cell office:value-type="float" office:value="4.6910109160695565E-9" table:formula="of:=ABS([.B:.B]-[.$D$1])/[.$D$1]" table:style-name="ce1">
            <text:p>4.69101E-09</text:p>
          </table:table-cell>
          <table:table-cell table:number-columns-repeated="16378"/>
        </table:table-row>
        <table:table-row table:style-name="ro1">
          <table:table-cell office:value-type="float" office:value="323777.3125" table:style-name="ce1">
            <text:p>323777.3125</text:p>
          </table:table-cell>
          <table:table-cell office:value-type="float" office:value="4711918" table:style-name="ce1">
            <text:p>4711918</text:p>
          </table:table-cell>
          <table:table-cell table:number-columns-repeated="2" table:style-name="ce1"/>
          <table:table-cell office:value-type="float" office:value="1.4921896477074789E-6" table:formula="of:=ABS([.A:.A]-[.$C$1])/[.$C$1]" table:style-name="ce1">
            <text:p>1.49219E-06</text:p>
          </table:table-cell>
          <table:table-cell office:value-type="float" office:value="4.6910109160695565E-9" table:formula="of:=ABS([.B:.B]-[.$D$1])/[.$D$1]" table:style-name="ce1">
            <text:p>4.69101E-09</text:p>
          </table:table-cell>
          <table:table-cell table:number-columns-repeated="16378"/>
        </table:table-row>
        <table:table-row table:style-name="ro1">
          <table:table-cell office:value-type="float" office:value="323777.3125" table:style-name="ce1">
            <text:p>323777.3125</text:p>
          </table:table-cell>
          <table:table-cell office:value-type="float" office:value="4711917.5" table:style-name="ce1">
            <text:p>4711917.5</text:p>
          </table:table-cell>
          <table:table-cell table:number-columns-repeated="2" table:style-name="ce1"/>
          <table:table-cell office:value-type="float" office:value="1.4921896477074789E-6" table:formula="of:=ABS([.A:.A]-[.$C$1])/[.$C$1]" table:style-name="ce1">
            <text:p>1.49219E-06</text:p>
          </table:table-cell>
          <table:table-cell office:value-type="float" office:value="1.1080491138175987E-7" table:formula="of:=ABS([.B:.B]-[.$D$1])/[.$D$1]" table:style-name="ce1">
            <text:p>1.10805E-07</text:p>
          </table:table-cell>
          <table:table-cell table:number-columns-repeated="16378"/>
        </table:table-row>
        <table:table-row table:style-name="ro1">
          <table:table-cell office:value-type="float" office:value="323777.3125" table:style-name="ce1">
            <text:p>323777.3125</text:p>
          </table:table-cell>
          <table:table-cell office:value-type="float" office:value="4711917.5" table:style-name="ce1">
            <text:p>4711917.5</text:p>
          </table:table-cell>
          <table:table-cell table:number-columns-repeated="2" table:style-name="ce1"/>
          <table:table-cell office:value-type="float" office:value="1.4921896477074789E-6" table:formula="of:=ABS([.A:.A]-[.$C$1])/[.$C$1]" table:style-name="ce1">
            <text:p>1.49219E-06</text:p>
          </table:table-cell>
          <table:table-cell office:value-type="float" office:value="1.1080491138175987E-7" table:formula="of:=ABS([.B:.B]-[.$D$1])/[.$D$1]" table:style-name="ce1">
            <text:p>1.10805E-07</text:p>
          </table:table-cell>
          <table:table-cell table:number-columns-repeated="16378"/>
        </table:table-row>
        <table:table-row table:style-name="ro1">
          <table:table-cell office:value-type="float" office:value="323777.3125" table:style-name="ce1">
            <text:p>323777.3125</text:p>
          </table:table-cell>
          <table:table-cell office:value-type="float" office:value="4711917.5" table:style-name="ce1">
            <text:p>4711917.5</text:p>
          </table:table-cell>
          <table:table-cell table:number-columns-repeated="2" table:style-name="ce1"/>
          <table:table-cell office:value-type="float" office:value="1.4921896477074789E-6" table:formula="of:=ABS([.A:.A]-[.$C$1])/[.$C$1]" table:style-name="ce1">
            <text:p>1.49219E-06</text:p>
          </table:table-cell>
          <table:table-cell office:value-type="float" office:value="1.1080491138175987E-7" table:formula="of:=ABS([.B:.B]-[.$D$1])/[.$D$1]" table:style-name="ce1">
            <text:p>1.10805E-07</text:p>
          </table:table-cell>
          <table:table-cell table:number-columns-repeated="16378"/>
        </table:table-row>
        <table:table-row table:style-name="ro1">
          <table:table-cell office:value-type="float" office:value="323777.53125" table:style-name="ce1">
            <text:p>323777.5313</text:p>
          </table:table-cell>
          <table:table-cell office:value-type="float" office:value="4711917.5" table:style-name="ce1">
            <text:p>4711917.5</text:p>
          </table:table-cell>
          <table:table-cell table:number-columns-repeated="2" table:style-name="ce1"/>
          <table:table-cell office:value-type="float" office:value="2.1678093343601237E-6" table:formula="of:=ABS([.A:.A]-[.$C$1])/[.$C$1]" table:style-name="ce1">
            <text:p>2.16781E-06</text:p>
          </table:table-cell>
          <table:table-cell office:value-type="float" office:value="1.1080491138175987E-7" table:formula="of:=ABS([.B:.B]-[.$D$1])/[.$D$1]" table:style-name="ce1">
            <text:p>1.10805E-07</text:p>
          </table:table-cell>
          <table:table-cell table:number-columns-repeated="16378"/>
        </table:table-row>
        <table:table-row table:style-name="ro1">
          <table:table-cell office:value-type="float" office:value="323777.53125" table:style-name="ce1">
            <text:p>323777.5313</text:p>
          </table:table-cell>
          <table:table-cell office:value-type="float" office:value="4711917.5" table:style-name="ce1">
            <text:p>4711917.5</text:p>
          </table:table-cell>
          <table:table-cell table:number-columns-repeated="2" table:style-name="ce1"/>
          <table:table-cell office:value-type="float" office:value="2.1678093343601237E-6" table:formula="of:=ABS([.A:.A]-[.$C$1])/[.$C$1]" table:style-name="ce1">
            <text:p>2.16781E-06</text:p>
          </table:table-cell>
          <table:table-cell office:value-type="float" office:value="1.1080491138175987E-7" table:formula="of:=ABS([.B:.B]-[.$D$1])/[.$D$1]" table:style-name="ce1">
            <text:p>1.10805E-07</text:p>
          </table:table-cell>
          <table:table-cell table:number-columns-repeated="16378"/>
        </table:table-row>
        <table:table-row table:style-name="ro1">
          <table:table-cell office:value-type="float" office:value="323777.53125" table:style-name="ce1">
            <text:p>323777.5313</text:p>
          </table:table-cell>
          <table:table-cell office:value-type="float" office:value="4711917.5" table:style-name="ce1">
            <text:p>4711917.5</text:p>
          </table:table-cell>
          <table:table-cell table:number-columns-repeated="2" table:style-name="ce1"/>
          <table:table-cell office:value-type="float" office:value="2.1678093343601237E-6" table:formula="of:=ABS([.A:.A]-[.$C$1])/[.$C$1]" table:style-name="ce1">
            <text:p>2.16781E-06</text:p>
          </table:table-cell>
          <table:table-cell office:value-type="float" office:value="1.1080491138175987E-7" table:formula="of:=ABS([.B:.B]-[.$D$1])/[.$D$1]" table:style-name="ce1">
            <text:p>1.10805E-07</text:p>
          </table:table-cell>
          <table:table-cell table:number-columns-repeated="16378"/>
        </table:table-row>
        <table:table-row table:style-name="ro1">
          <table:table-cell office:value-type="float" office:value="323777.53125" table:style-name="ce1">
            <text:p>323777.5313</text:p>
          </table:table-cell>
          <table:table-cell office:value-type="float" office:value="4711917" table:style-name="ce1">
            <text:p>4711917</text:p>
          </table:table-cell>
          <table:table-cell table:number-columns-repeated="2" table:style-name="ce1"/>
          <table:table-cell office:value-type="float" office:value="2.1678093343601237E-6" table:formula="of:=ABS([.A:.A]-[.$C$1])/[.$C$1]" table:style-name="ce1">
            <text:p>2.16781E-06</text:p>
          </table:table-cell>
          <table:table-cell office:value-type="float" office:value="2.1691881184745018E-7" table:formula="of:=ABS([.B:.B]-[.$D$1])/[.$D$1]" table:style-name="ce1">
            <text:p>2.16919E-07</text:p>
          </table:table-cell>
          <table:table-cell table:number-columns-repeated="16378"/>
        </table:table-row>
        <table:table-row table:style-name="ro1">
          <table:table-cell office:value-type="float" office:value="323777.53125" table:style-name="ce1">
            <text:p>323777.5313</text:p>
          </table:table-cell>
          <table:table-cell office:value-type="float" office:value="4711917" table:style-name="ce1">
            <text:p>4711917</text:p>
          </table:table-cell>
          <table:table-cell table:number-columns-repeated="2" table:style-name="ce1"/>
          <table:table-cell office:value-type="float" office:value="2.1678093343601237E-6" table:formula="of:=ABS([.A:.A]-[.$C$1])/[.$C$1]" table:style-name="ce1">
            <text:p>2.16781E-06</text:p>
          </table:table-cell>
          <table:table-cell office:value-type="float" office:value="2.1691881184745018E-7" table:formula="of:=ABS([.B:.B]-[.$D$1])/[.$D$1]" table:style-name="ce1">
            <text:p>2.16919E-07</text:p>
          </table:table-cell>
          <table:table-cell table:number-columns-repeated="16378"/>
        </table:table-row>
        <table:table-row table:style-name="ro1">
          <table:table-cell office:value-type="float" office:value="323777.53125" table:style-name="ce1">
            <text:p>323777.5313</text:p>
          </table:table-cell>
          <table:table-cell office:value-type="float" office:value="4711917" table:style-name="ce1">
            <text:p>4711917</text:p>
          </table:table-cell>
          <table:table-cell table:number-columns-repeated="2" table:style-name="ce1"/>
          <table:table-cell office:value-type="float" office:value="2.1678093343601237E-6" table:formula="of:=ABS([.A:.A]-[.$C$1])/[.$C$1]" table:style-name="ce1">
            <text:p>2.16781E-06</text:p>
          </table:table-cell>
          <table:table-cell office:value-type="float" office:value="2.1691881184745018E-7" table:formula="of:=ABS([.B:.B]-[.$D$1])/[.$D$1]" table:style-name="ce1">
            <text:p>2.16919E-07</text:p>
          </table:table-cell>
          <table:table-cell table:number-columns-repeated="16378"/>
        </table:table-row>
        <table:table-row table:style-name="ro1">
          <table:table-cell office:value-type="float" office:value="323777.71875" table:style-name="ce1">
            <text:p>323777.7188</text:p>
          </table:table-cell>
          <table:table-cell office:value-type="float" office:value="4711916.5" table:style-name="ce1">
            <text:p>4711916.5</text:p>
          </table:table-cell>
          <table:table-cell table:number-columns-repeated="2" table:style-name="ce1"/>
          <table:table-cell office:value-type="float" office:value="2.7469119229195336E-6" table:formula="of:=ABS([.A:.A]-[.$C$1])/[.$C$1]" table:style-name="ce1">
            <text:p>2.74691E-06</text:p>
          </table:table-cell>
          <table:table-cell office:value-type="float" office:value="3.230327123131405E-7" table:formula="of:=ABS([.B:.B]-[.$D$1])/[.$D$1]" table:style-name="ce1">
            <text:p>3.23033E-07</text:p>
          </table:table-cell>
          <table:table-cell table:number-columns-repeated="16378"/>
        </table:table-row>
        <table:table-row table:style-name="ro1">
          <table:table-cell office:value-type="float" office:value="323777.71875" table:style-name="ce1">
            <text:p>323777.7188</text:p>
          </table:table-cell>
          <table:table-cell office:value-type="float" office:value="4711916.5" table:style-name="ce1">
            <text:p>4711916.5</text:p>
          </table:table-cell>
          <table:table-cell table:number-columns-repeated="2" table:style-name="ce1"/>
          <table:table-cell office:value-type="float" office:value="2.7469119229195336E-6" table:formula="of:=ABS([.A:.A]-[.$C$1])/[.$C$1]" table:style-name="ce1">
            <text:p>2.74691E-06</text:p>
          </table:table-cell>
          <table:table-cell office:value-type="float" office:value="3.230327123131405E-7" table:formula="of:=ABS([.B:.B]-[.$D$1])/[.$D$1]" table:style-name="ce1">
            <text:p>3.23033E-07</text:p>
          </table:table-cell>
          <table:table-cell table:number-columns-repeated="16378"/>
        </table:table-row>
        <table:table-row table:style-name="ro1">
          <table:table-cell office:value-type="float" office:value="323777.71875" table:style-name="ce1">
            <text:p>323777.7188</text:p>
          </table:table-cell>
          <table:table-cell office:value-type="float" office:value="4711916.5" table:style-name="ce1">
            <text:p>4711916.5</text:p>
          </table:table-cell>
          <table:table-cell table:number-columns-repeated="2" table:style-name="ce1"/>
          <table:table-cell office:value-type="float" office:value="2.7469119229195336E-6" table:formula="of:=ABS([.A:.A]-[.$C$1])/[.$C$1]" table:style-name="ce1">
            <text:p>2.74691E-06</text:p>
          </table:table-cell>
          <table:table-cell office:value-type="float" office:value="3.230327123131405E-7" table:formula="of:=ABS([.B:.B]-[.$D$1])/[.$D$1]" table:style-name="ce1">
            <text:p>3.23033E-07</text:p>
          </table:table-cell>
          <table:table-cell table:number-columns-repeated="16378"/>
        </table:table-row>
        <table:table-row table:style-name="ro1">
          <table:table-cell office:value-type="float" office:value="323777.71875" table:style-name="ce1">
            <text:p>323777.7188</text:p>
          </table:table-cell>
          <table:table-cell office:value-type="float" office:value="4711916.5" table:style-name="ce1">
            <text:p>4711916.5</text:p>
          </table:table-cell>
          <table:table-cell table:number-columns-repeated="2" table:style-name="ce1"/>
          <table:table-cell office:value-type="float" office:value="2.7469119229195336E-6" table:formula="of:=ABS([.A:.A]-[.$C$1])/[.$C$1]" table:style-name="ce1">
            <text:p>2.74691E-06</text:p>
          </table:table-cell>
          <table:table-cell office:value-type="float" office:value="3.230327123131405E-7" table:formula="of:=ABS([.B:.B]-[.$D$1])/[.$D$1]" table:style-name="ce1">
            <text:p>3.23033E-07</text:p>
          </table:table-cell>
          <table:table-cell table:number-columns-repeated="16378"/>
        </table:table-row>
        <table:table-row table:style-name="ro1">
          <table:table-cell office:value-type="float" office:value="323777.71875" table:style-name="ce1">
            <text:p>323777.7188</text:p>
          </table:table-cell>
          <table:table-cell office:value-type="float" office:value="4711916.5" table:style-name="ce1">
            <text:p>4711916.5</text:p>
          </table:table-cell>
          <table:table-cell table:number-columns-repeated="2" table:style-name="ce1"/>
          <table:table-cell office:value-type="float" office:value="2.7469119229195336E-6" table:formula="of:=ABS([.A:.A]-[.$C$1])/[.$C$1]" table:style-name="ce1">
            <text:p>2.74691E-06</text:p>
          </table:table-cell>
          <table:table-cell office:value-type="float" office:value="3.230327123131405E-7" table:formula="of:=ABS([.B:.B]-[.$D$1])/[.$D$1]" table:style-name="ce1">
            <text:p>3.23033E-07</text:p>
          </table:table-cell>
          <table:table-cell table:number-columns-repeated="16378"/>
        </table:table-row>
        <table:table-row table:style-name="ro1">
          <table:table-cell office:value-type="float" office:value="323777.71875" table:style-name="ce1">
            <text:p>323777.7188</text:p>
          </table:table-cell>
          <table:table-cell office:value-type="float" office:value="4711916.5" table:style-name="ce1">
            <text:p>4711916.5</text:p>
          </table:table-cell>
          <table:table-cell table:number-columns-repeated="2" table:style-name="ce1"/>
          <table:table-cell office:value-type="float" office:value="2.7469119229195336E-6" table:formula="of:=ABS([.A:.A]-[.$C$1])/[.$C$1]" table:style-name="ce1">
            <text:p>2.74691E-06</text:p>
          </table:table-cell>
          <table:table-cell office:value-type="float" office:value="3.230327123131405E-7" table:formula="of:=ABS([.B:.B]-[.$D$1])/[.$D$1]" table:style-name="ce1">
            <text:p>3.23033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7.9375" table:style-name="ce1">
            <text:p>323777.9375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3.4225316095721784E-6" table:formula="of:=ABS([.A:.A]-[.$C$1])/[.$C$1]" table:style-name="ce1">
            <text:p>3.42253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8.15625" table:style-name="ce1">
            <text:p>323778.1563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4.0981512962248232E-6" table:formula="of:=ABS([.A:.A]-[.$C$1])/[.$C$1]" table:style-name="ce1">
            <text:p>4.09815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8.15625" table:style-name="ce1">
            <text:p>323778.1563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4.0981512962248232E-6" table:formula="of:=ABS([.A:.A]-[.$C$1])/[.$C$1]" table:style-name="ce1">
            <text:p>4.09815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8.15625" table:style-name="ce1">
            <text:p>323778.1563</text:p>
          </table:table-cell>
          <table:table-cell office:value-type="float" office:value="4711916" table:style-name="ce1">
            <text:p>4711916</text:p>
          </table:table-cell>
          <table:table-cell table:number-columns-repeated="2" table:style-name="ce1"/>
          <table:table-cell office:value-type="float" office:value="4.0981512962248232E-6" table:formula="of:=ABS([.A:.A]-[.$C$1])/[.$C$1]" table:style-name="ce1">
            <text:p>4.09815E-06</text:p>
          </table:table-cell>
          <table:table-cell office:value-type="float" office:value="4.291466127788308E-7" table:formula="of:=ABS([.B:.B]-[.$D$1])/[.$D$1]" table:style-name="ce1">
            <text:p>4.29147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.5" table:style-name="ce1">
            <text:p>4711915.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5.3526051324452105E-7" table:formula="of:=ABS([.B:.B]-[.$D$1])/[.$D$1]" table:style-name="ce1">
            <text:p>5.35261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.5" table:style-name="ce1">
            <text:p>4711915.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5.3526051324452105E-7" table:formula="of:=ABS([.B:.B]-[.$D$1])/[.$D$1]" table:style-name="ce1">
            <text:p>5.35261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.5" table:style-name="ce1">
            <text:p>4711915.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5.3526051324452105E-7" table:formula="of:=ABS([.B:.B]-[.$D$1])/[.$D$1]" table:style-name="ce1">
            <text:p>5.35261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.5" table:style-name="ce1">
            <text:p>4711915.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5.3526051324452105E-7" table:formula="of:=ABS([.B:.B]-[.$D$1])/[.$D$1]" table:style-name="ce1">
            <text:p>5.35261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.5" table:style-name="ce1">
            <text:p>4711915.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5.3526051324452105E-7" table:formula="of:=ABS([.B:.B]-[.$D$1])/[.$D$1]" table:style-name="ce1">
            <text:p>5.35261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.5" table:style-name="ce1">
            <text:p>4711915.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5.3526051324452105E-7" table:formula="of:=ABS([.B:.B]-[.$D$1])/[.$D$1]" table:style-name="ce1">
            <text:p>5.35261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.5" table:style-name="ce1">
            <text:p>4711915.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5.3526051324452105E-7" table:formula="of:=ABS([.B:.B]-[.$D$1])/[.$D$1]" table:style-name="ce1">
            <text:p>5.35261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.5" table:style-name="ce1">
            <text:p>4711915.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5.3526051324452105E-7" table:formula="of:=ABS([.B:.B]-[.$D$1])/[.$D$1]" table:style-name="ce1">
            <text:p>5.35261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.5" table:style-name="ce1">
            <text:p>4711915.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5.3526051324452105E-7" table:formula="of:=ABS([.B:.B]-[.$D$1])/[.$D$1]" table:style-name="ce1">
            <text:p>5.35261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125" table:style-name="ce1">
            <text:p>323778.125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001634198131588E-6" table:formula="of:=ABS([.A:.A]-[.$C$1])/[.$C$1]" table:style-name="ce1">
            <text:p>4.00163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5" table:style-name="ce1">
            <text:p>471191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6.4137441371021145E-7" table:formula="of:=ABS([.B:.B]-[.$D$1])/[.$D$1]" table:style-name="ce1">
            <text:p>6.41374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34375" table:style-name="ce1">
            <text:p>323778.3438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4.6772538847842332E-6" table:formula="of:=ABS([.A:.A]-[.$C$1])/[.$C$1]" table:style-name="ce1">
            <text:p>4.67725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625" table:style-name="ce1">
            <text:p>323778.5625</text:p>
          </table:table-cell>
          <table:table-cell office:value-type="float" office:value="4711914.5" table:style-name="ce1">
            <text:p>4711914.5</text:p>
          </table:table-cell>
          <table:table-cell table:number-columns-repeated="2" table:style-name="ce1"/>
          <table:table-cell office:value-type="float" office:value="5.3528735714368775E-6" table:formula="of:=ABS([.A:.A]-[.$C$1])/[.$C$1]" table:style-name="ce1">
            <text:p>5.35287E-06</text:p>
          </table:table-cell>
          <table:table-cell office:value-type="float" office:value="7.4748831417590175E-7" table:formula="of:=ABS([.B:.B]-[.$D$1])/[.$D$1]" table:style-name="ce1">
            <text:p>7.47488E-07</text:p>
          </table:table-cell>
          <table:table-cell table:number-columns-repeated="16378"/>
        </table:table-row>
        <table:table-row table:style-name="ro1">
          <table:table-cell office:value-type="float" office:value="323778.53125" table:style-name="ce1">
            <text:p>323778.5313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5.2563564733436423E-6" table:formula="of:=ABS([.A:.A]-[.$C$1])/[.$C$1]" table:style-name="ce1">
            <text:p>5.25636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8.53125" table:style-name="ce1">
            <text:p>323778.5313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5.2563564733436423E-6" table:formula="of:=ABS([.A:.A]-[.$C$1])/[.$C$1]" table:style-name="ce1">
            <text:p>5.25636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1875" table:style-name="ce1">
            <text:p>323779.1875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2832155333015771E-6" table:formula="of:=ABS([.A:.A]-[.$C$1])/[.$C$1]" table:style-name="ce1">
            <text:p>7.28322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4" table:style-name="ce1">
            <text:p>4711914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8.5360221464159205E-7" table:formula="of:=ABS([.B:.B]-[.$D$1])/[.$D$1]" table:style-name="ce1">
            <text:p>8.53602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40625" table:style-name="ce1">
            <text:p>323779.4063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7.9588352199542223E-6" table:formula="of:=ABS([.A:.A]-[.$C$1])/[.$C$1]" table:style-name="ce1">
            <text:p>7.95884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.5" table:style-name="ce1">
            <text:p>4711913.5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9.5971611510728224E-7" table:formula="of:=ABS([.B:.B]-[.$D$1])/[.$D$1]" table:style-name="ce1">
            <text:p>9.59716E-07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625" table:style-name="ce1">
            <text:p>323779.6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8.6344549066068658E-6" table:formula="of:=ABS([.A:.A]-[.$C$1])/[.$C$1]" table:style-name="ce1">
            <text:p>8.63445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4375" table:style-name="ce1">
            <text:p>323779.8438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3100745932595111E-6" table:formula="of:=ABS([.A:.A]-[.$C$1])/[.$C$1]" table:style-name="ce1">
            <text:p>9.31007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4375" table:style-name="ce1">
            <text:p>323779.8438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3100745932595111E-6" table:formula="of:=ABS([.A:.A]-[.$C$1])/[.$C$1]" table:style-name="ce1">
            <text:p>9.31007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4375" table:style-name="ce1">
            <text:p>323779.8438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3100745932595111E-6" table:formula="of:=ABS([.A:.A]-[.$C$1])/[.$C$1]" table:style-name="ce1">
            <text:p>9.31007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4375" table:style-name="ce1">
            <text:p>323779.8438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3100745932595111E-6" table:formula="of:=ABS([.A:.A]-[.$C$1])/[.$C$1]" table:style-name="ce1">
            <text:p>9.31007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4375" table:style-name="ce1">
            <text:p>323779.8438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3100745932595111E-6" table:formula="of:=ABS([.A:.A]-[.$C$1])/[.$C$1]" table:style-name="ce1">
            <text:p>9.31007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4375" table:style-name="ce1">
            <text:p>323779.8438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3100745932595111E-6" table:formula="of:=ABS([.A:.A]-[.$C$1])/[.$C$1]" table:style-name="ce1">
            <text:p>9.31007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79.8125" table:style-name="ce1">
            <text:p>323779.8125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2135574951662758E-6" table:formula="of:=ABS([.A:.A]-[.$C$1])/[.$C$1]" table:style-name="ce1">
            <text:p>9.21356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3" table:style-name="ce1">
            <text:p>4711913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0658300155729726E-6" table:formula="of:=ABS([.B:.B]-[.$D$1])/[.$D$1]" table:style-name="ce1">
            <text:p>1.06583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03125" table:style-name="ce1">
            <text:p>323780.0313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9.889177181818921E-6" table:formula="of:=ABS([.A:.A]-[.$C$1])/[.$C$1]" table:style-name="ce1">
            <text:p>9.88918E-06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25" table:style-name="ce1">
            <text:p>323780.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0564796868471566E-5" table:formula="of:=ABS([.A:.A]-[.$C$1])/[.$C$1]" table:style-name="ce1">
            <text:p>1.05648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0.46875" table:style-name="ce1">
            <text:p>323780.468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124041655512421E-5" table:formula="of:=ABS([.A:.A]-[.$C$1])/[.$C$1]" table:style-name="ce1">
            <text:p>1.12404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1.125" table:style-name="ce1">
            <text:p>323781.1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3267275615082144E-5" table:formula="of:=ABS([.A:.A]-[.$C$1])/[.$C$1]" table:style-name="ce1">
            <text:p>1.32673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1.125" table:style-name="ce1">
            <text:p>323781.1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3267275615082144E-5" table:formula="of:=ABS([.A:.A]-[.$C$1])/[.$C$1]" table:style-name="ce1">
            <text:p>1.32673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1.125" table:style-name="ce1">
            <text:p>323781.125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3267275615082144E-5" table:formula="of:=ABS([.A:.A]-[.$C$1])/[.$C$1]" table:style-name="ce1">
            <text:p>1.32673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.5" table:style-name="ce1">
            <text:p>4711912.5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1719439160386628E-6" table:formula="of:=ABS([.B:.B]-[.$D$1])/[.$D$1]" table:style-name="ce1">
            <text:p>1.17194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34375" table:style-name="ce1">
            <text:p>323781.3438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3942895301734789E-5" table:formula="of:=ABS([.A:.A]-[.$C$1])/[.$C$1]" table:style-name="ce1">
            <text:p>1.39429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5625" table:style-name="ce1">
            <text:p>323781.5625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4618514988387434E-5" table:formula="of:=ABS([.A:.A]-[.$C$1])/[.$C$1]" table:style-name="ce1">
            <text:p>1.46185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5625" table:style-name="ce1">
            <text:p>323781.5625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4618514988387434E-5" table:formula="of:=ABS([.A:.A]-[.$C$1])/[.$C$1]" table:style-name="ce1">
            <text:p>1.46185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5625" table:style-name="ce1">
            <text:p>323781.5625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4618514988387434E-5" table:formula="of:=ABS([.A:.A]-[.$C$1])/[.$C$1]" table:style-name="ce1">
            <text:p>1.46185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5625" table:style-name="ce1">
            <text:p>323781.5625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4618514988387434E-5" table:formula="of:=ABS([.A:.A]-[.$C$1])/[.$C$1]" table:style-name="ce1">
            <text:p>1.46185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5625" table:style-name="ce1">
            <text:p>323781.5625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4618514988387434E-5" table:formula="of:=ABS([.A:.A]-[.$C$1])/[.$C$1]" table:style-name="ce1">
            <text:p>1.46185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5625" table:style-name="ce1">
            <text:p>323781.5625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4618514988387434E-5" table:formula="of:=ABS([.A:.A]-[.$C$1])/[.$C$1]" table:style-name="ce1">
            <text:p>1.46185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5625" table:style-name="ce1">
            <text:p>323781.5625</text:p>
          </table:table-cell>
          <table:table-cell office:value-type="float" office:value="4711912" table:style-name="ce1">
            <text:p>4711912</text:p>
          </table:table-cell>
          <table:table-cell table:number-columns-repeated="2" table:style-name="ce1"/>
          <table:table-cell office:value-type="float" office:value="1.4618514988387434E-5" table:formula="of:=ABS([.A:.A]-[.$C$1])/[.$C$1]" table:style-name="ce1">
            <text:p>1.46185E-05</text:p>
          </table:table-cell>
          <table:table-cell office:value-type="float" office:value="1.2780578165043532E-6" table:formula="of:=ABS([.B:.B]-[.$D$1])/[.$D$1]" table:style-name="ce1">
            <text:p>1.27806E-06</text:p>
          </table:table-cell>
          <table:table-cell table:number-columns-repeated="16378"/>
        </table:table-row>
        <table:table-row table:style-name="ro1">
          <table:table-cell office:value-type="float" office:value="323781.53125" table:style-name="ce1">
            <text:p>323781.531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4521997890294199E-5" table:formula="of:=ABS([.A:.A]-[.$C$1])/[.$C$1]" table:style-name="ce1">
            <text:p>1.4522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53125" table:style-name="ce1">
            <text:p>323781.531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4521997890294199E-5" table:formula="of:=ABS([.A:.A]-[.$C$1])/[.$C$1]" table:style-name="ce1">
            <text:p>1.4522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53125" table:style-name="ce1">
            <text:p>323781.531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4521997890294199E-5" table:formula="of:=ABS([.A:.A]-[.$C$1])/[.$C$1]" table:style-name="ce1">
            <text:p>1.4522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75" table:style-name="ce1">
            <text:p>323781.75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197617576946844E-5" table:formula="of:=ABS([.A:.A]-[.$C$1])/[.$C$1]" table:style-name="ce1">
            <text:p>1.51976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1.96875" table:style-name="ce1">
            <text:p>323781.9688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5873237263599489E-5" table:formula="of:=ABS([.A:.A]-[.$C$1])/[.$C$1]" table:style-name="ce1">
            <text:p>1.58732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1875" table:style-name="ce1">
            <text:p>323782.187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6548856950252135E-5" table:formula="of:=ABS([.A:.A]-[.$C$1])/[.$C$1]" table:style-name="ce1">
            <text:p>1.65489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40625" table:style-name="ce1">
            <text:p>323782.4063</text:p>
          </table:table-cell>
          <table:table-cell office:value-type="float" office:value="4711911.5" table:style-name="ce1">
            <text:p>4711911.5</text:p>
          </table:table-cell>
          <table:table-cell table:number-columns-repeated="2" table:style-name="ce1"/>
          <table:table-cell office:value-type="float" office:value="1.7224476636904776E-5" table:formula="of:=ABS([.A:.A]-[.$C$1])/[.$C$1]" table:style-name="ce1">
            <text:p>1.72245E-05</text:p>
          </table:table-cell>
          <table:table-cell office:value-type="float" office:value="1.3841717169700436E-6" table:formula="of:=ABS([.B:.B]-[.$D$1])/[.$D$1]" table:style-name="ce1">
            <text:p>1.38417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style-name="ce1">
            <draw:frame draw:z-index="1" draw:id="id0" draw:style-name="a0" draw:name="Chart 1" svg:x="0.25694in" svg:y="0.0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2" draw:id="id1" draw:style-name="a1" draw:name="Chart 2" svg:x="0.27083in" svg:y="0.07639in" svg:width="6.09028in" svg:height="4.81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1" table:style-name="ce1">
            <text:p>4711911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4902856174357338E-6" table:formula="of:=ABS([.B:.B]-[.$D$1])/[.$D$1]" table:style-name="ce1">
            <text:p>1.49029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625" table:style-name="ce1">
            <text:p>323782.625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7900096323557422E-5" table:formula="of:=ABS([.A:.A]-[.$C$1])/[.$C$1]" table:style-name="ce1">
            <text:p>1.79001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84375" table:style-name="ce1">
            <text:p>323782.8438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8575716010210067E-5" table:formula="of:=ABS([.A:.A]-[.$C$1])/[.$C$1]" table:style-name="ce1">
            <text:p>1.85757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84375" table:style-name="ce1">
            <text:p>323782.8438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8575716010210067E-5" table:formula="of:=ABS([.A:.A]-[.$C$1])/[.$C$1]" table:style-name="ce1">
            <text:p>1.85757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style-name="ro1">
          <table:table-cell office:value-type="float" office:value="323782.84375" table:style-name="ce1">
            <text:p>323782.8438</text:p>
          </table:table-cell>
          <table:table-cell office:value-type="float" office:value="4711910.5" table:style-name="ce1">
            <text:p>4711910.5</text:p>
          </table:table-cell>
          <table:table-cell table:number-columns-repeated="2" table:style-name="ce1"/>
          <table:table-cell office:value-type="float" office:value="1.8575716010210067E-5" table:formula="of:=ABS([.A:.A]-[.$C$1])/[.$C$1]" table:style-name="ce1">
            <text:p>1.85757E-05</text:p>
          </table:table-cell>
          <table:table-cell office:value-type="float" office:value="1.5963995179014242E-6" table:formula="of:=ABS([.B:.B]-[.$D$1])/[.$D$1]" table:style-name="ce1">
            <text:p>1.5964E-06</text:p>
          </table:table-cell>
          <table:table-cell table:number-columns-repeated="16378"/>
        </table:table-row>
        <table:table-row table:number-rows-repeated="1047920" table:style-name="ro1">
          <table:table-cell table:number-columns-repeated="16384"/>
        </table:table-row>
      </table:table>
      <table:table table:name="dynamic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float" office:value="323745.28125" table:style-name="ce1">
            <text:p>323745.2813</text:p>
          </table:table-cell>
          <table:table-cell office:value-type="float" office:value="4712201" table:style-name="ce1">
            <text:p>4712201</text:p>
          </table:table-cell>
          <table:table-cell table:number-columns-repeated="16382"/>
        </table:table-row>
        <table:table-row table:style-name="ro1">
          <table:table-cell office:value-type="float" office:value="323744" table:style-name="ce1">
            <text:p>323744</text:p>
          </table:table-cell>
          <table:table-cell office:value-type="float" office:value="4712202.5" table:style-name="ce1">
            <text:p>4712202.5</text:p>
          </table:table-cell>
          <table:table-cell table:number-columns-repeated="16382"/>
        </table:table-row>
        <table:table-row table:style-name="ro1">
          <table:table-cell office:value-type="float" office:value="323742.71875" table:style-name="ce1">
            <text:p>323742.7188</text:p>
          </table:table-cell>
          <table:table-cell office:value-type="float" office:value="4712204" table:style-name="ce1">
            <text:p>4712204</text:p>
          </table:table-cell>
          <table:table-cell table:number-columns-repeated="16382"/>
        </table:table-row>
        <table:table-row table:style-name="ro1">
          <table:table-cell office:value-type="float" office:value="323742.09375" table:style-name="ce1">
            <text:p>323742.0938</text:p>
          </table:table-cell>
          <table:table-cell office:value-type="float" office:value="4712205.5" table:style-name="ce1">
            <text:p>4712205.5</text:p>
          </table:table-cell>
          <table:table-cell table:number-columns-repeated="16382"/>
        </table:table-row>
        <table:table-row table:style-name="ro1">
          <table:table-cell office:value-type="float" office:value="323743.4375" table:style-name="ce1">
            <text:p>323743.4375</text:p>
          </table:table-cell>
          <table:table-cell office:value-type="float" office:value="4712206.5" table:style-name="ce1">
            <text:p>4712206.5</text:p>
          </table:table-cell>
          <table:table-cell table:number-columns-repeated="16382"/>
        </table:table-row>
        <table:table-row table:style-name="ro1">
          <table:table-cell office:value-type="float" office:value="323744.78125" table:style-name="ce1">
            <text:p>323744.7813</text:p>
          </table:table-cell>
          <table:table-cell office:value-type="float" office:value="4712207" table:style-name="ce1">
            <text:p>4712207</text:p>
          </table:table-cell>
          <table:table-cell table:number-columns-repeated="16382"/>
        </table:table-row>
        <table:table-row table:style-name="ro1">
          <table:table-cell office:value-type="float" office:value="323744.59375" table:style-name="ce1">
            <text:p>323744.5938</text:p>
          </table:table-cell>
          <table:table-cell office:value-type="float" office:value="4712208" table:style-name="ce1">
            <text:p>4712208</text:p>
          </table:table-cell>
          <table:table-cell table:number-columns-repeated="16382"/>
        </table:table-row>
        <table:table-row table:style-name="ro1">
          <table:table-cell office:value-type="float" office:value="323744.40625" table:style-name="ce1">
            <text:p>323744.4063</text:p>
          </table:table-cell>
          <table:table-cell office:value-type="float" office:value="4712209.5" table:style-name="ce1">
            <text:p>4712209.5</text:p>
          </table:table-cell>
          <table:table-cell table:number-columns-repeated="16382"/>
        </table:table-row>
        <table:table-row table:style-name="ro1">
          <table:table-cell office:value-type="float" office:value="323743.78125" table:style-name="ce1">
            <text:p>323743.7813</text:p>
          </table:table-cell>
          <table:table-cell office:value-type="float" office:value="4712211" table:style-name="ce1">
            <text:p>4712211</text:p>
          </table:table-cell>
          <table:table-cell table:number-columns-repeated="16382"/>
        </table:table-row>
        <table:table-row table:style-name="ro1">
          <table:table-cell office:value-type="float" office:value="323743.375" table:style-name="ce1">
            <text:p>323743.375</text:p>
          </table:table-cell>
          <table:table-cell office:value-type="float" office:value="4712212.5" table:style-name="ce1">
            <text:p>4712212.5</text:p>
          </table:table-cell>
          <table:table-cell table:number-columns-repeated="16382"/>
        </table:table-row>
        <table:table-row table:style-name="ro1">
          <table:table-cell office:value-type="float" office:value="323741.4375" table:style-name="ce1">
            <text:p>323741.4375</text:p>
          </table:table-cell>
          <table:table-cell office:value-type="float" office:value="4712214" table:style-name="ce1">
            <text:p>4712214</text:p>
          </table:table-cell>
          <table:table-cell table:number-columns-repeated="16382"/>
        </table:table-row>
        <table:table-row table:style-name="ro1">
          <table:table-cell office:value-type="float" office:value="323741.6875" table:style-name="ce1">
            <text:p>323741.6875</text:p>
          </table:table-cell>
          <table:table-cell office:value-type="float" office:value="4712215" table:style-name="ce1">
            <text:p>4712215</text:p>
          </table:table-cell>
          <table:table-cell table:number-columns-repeated="16382"/>
        </table:table-row>
        <table:table-row table:style-name="ro1">
          <table:table-cell office:value-type="float" office:value="323741.6875" table:style-name="ce1">
            <text:p>323741.6875</text:p>
          </table:table-cell>
          <table:table-cell office:value-type="float" office:value="4712215.5" table:style-name="ce1">
            <text:p>4712215.5</text:p>
          </table:table-cell>
          <table:table-cell table:number-columns-repeated="16382"/>
        </table:table-row>
        <table:table-row table:style-name="ro1">
          <table:table-cell office:value-type="float" office:value="323742.40625" table:style-name="ce1">
            <text:p>323742.4063</text:p>
          </table:table-cell>
          <table:table-cell office:value-type="float" office:value="4712217" table:style-name="ce1">
            <text:p>4712217</text:p>
          </table:table-cell>
          <table:table-cell table:number-columns-repeated="16382"/>
        </table:table-row>
        <table:table-row table:style-name="ro1">
          <table:table-cell office:value-type="float" office:value="323742.84375" table:style-name="ce1">
            <text:p>323742.8438</text:p>
          </table:table-cell>
          <table:table-cell office:value-type="float" office:value="4712218" table:style-name="ce1">
            <text:p>4712218</text:p>
          </table:table-cell>
          <table:table-cell table:number-columns-repeated="16382"/>
        </table:table-row>
        <table:table-row table:style-name="ro1">
          <table:table-cell office:value-type="float" office:value="323743.3125" table:style-name="ce1">
            <text:p>323743.3125</text:p>
          </table:table-cell>
          <table:table-cell office:value-type="float" office:value="4712219" table:style-name="ce1">
            <text:p>4712219</text:p>
          </table:table-cell>
          <table:table-cell table:number-columns-repeated="16382"/>
        </table:table-row>
        <table:table-row table:style-name="ro1">
          <table:table-cell office:value-type="float" office:value="323744.21875" table:style-name="ce1">
            <text:p>323744.2188</text:p>
          </table:table-cell>
          <table:table-cell office:value-type="float" office:value="4712220" table:style-name="ce1">
            <text:p>4712220</text:p>
          </table:table-cell>
          <table:table-cell table:number-columns-repeated="16382"/>
        </table:table-row>
        <table:table-row table:style-name="ro1">
          <table:table-cell office:value-type="float" office:value="323745.125" table:style-name="ce1">
            <text:p>323745.125</text:p>
          </table:table-cell>
          <table:table-cell office:value-type="float" office:value="4712221" table:style-name="ce1">
            <text:p>4712221</text:p>
          </table:table-cell>
          <table:table-cell table:number-columns-repeated="16382"/>
        </table:table-row>
        <table:table-row table:style-name="ro1">
          <table:table-cell office:value-type="float" office:value="323746.25" table:style-name="ce1">
            <text:p>323746.25</text:p>
          </table:table-cell>
          <table:table-cell office:value-type="float" office:value="4712222" table:style-name="ce1">
            <text:p>4712222</text:p>
          </table:table-cell>
          <table:table-cell table:number-columns-repeated="16382"/>
        </table:table-row>
        <table:table-row table:style-name="ro1">
          <table:table-cell office:value-type="float" office:value="323746.9375" table:style-name="ce1">
            <text:p>323746.9375</text:p>
          </table:table-cell>
          <table:table-cell office:value-type="float" office:value="4712224" table:style-name="ce1">
            <text:p>4712224</text:p>
          </table:table-cell>
          <table:table-cell table:number-columns-repeated="16382"/>
        </table:table-row>
        <table:table-row table:style-name="ro1">
          <table:table-cell office:value-type="float" office:value="323747.6875" table:style-name="ce1">
            <text:p>323747.6875</text:p>
          </table:table-cell>
          <table:table-cell office:value-type="float" office:value="4712226.5" table:style-name="ce1">
            <text:p>4712226.5</text:p>
          </table:table-cell>
          <table:table-cell table:number-columns-repeated="16382"/>
        </table:table-row>
        <table:table-row table:style-name="ro1">
          <table:table-cell office:value-type="float" office:value="323748.8125" table:style-name="ce1">
            <text:p>323748.8125</text:p>
          </table:table-cell>
          <table:table-cell office:value-type="float" office:value="4712228" table:style-name="ce1">
            <text:p>4712228</text:p>
          </table:table-cell>
          <table:table-cell table:number-columns-repeated="16382"/>
        </table:table-row>
        <table:table-row table:style-name="ro1">
          <table:table-cell office:value-type="float" office:value="323749.75" table:style-name="ce1">
            <text:p>323749.75</text:p>
          </table:table-cell>
          <table:table-cell office:value-type="float" office:value="4712230.5" table:style-name="ce1">
            <text:p>4712230.5</text:p>
          </table:table-cell>
          <table:table-cell table:number-columns-repeated="16382"/>
        </table:table-row>
        <table:table-row table:style-name="ro1">
          <table:table-cell office:value-type="float" office:value="323750.875" table:style-name="ce1">
            <text:p>323750.875</text:p>
          </table:table-cell>
          <table:table-cell office:value-type="float" office:value="4712232.5" table:style-name="ce1">
            <text:p>4712232.5</text:p>
          </table:table-cell>
          <table:table-cell table:number-columns-repeated="16382"/>
        </table:table-row>
        <table:table-row table:style-name="ro1">
          <table:table-cell office:value-type="float" office:value="323751.8125" table:style-name="ce1">
            <text:p>323751.8125</text:p>
          </table:table-cell>
          <table:table-cell office:value-type="float" office:value="4712234" table:style-name="ce1">
            <text:p>4712234</text:p>
          </table:table-cell>
          <table:table-cell table:number-columns-repeated="16382"/>
        </table:table-row>
        <table:table-row table:style-name="ro1">
          <table:table-cell office:value-type="float" office:value="323752.71875" table:style-name="ce1">
            <text:p>323752.7188</text:p>
          </table:table-cell>
          <table:table-cell office:value-type="float" office:value="4712236" table:style-name="ce1">
            <text:p>4712236</text:p>
          </table:table-cell>
          <table:table-cell table:number-columns-repeated="16382"/>
        </table:table-row>
        <table:table-row table:style-name="ro1">
          <table:table-cell office:value-type="float" office:value="323753.875" table:style-name="ce1">
            <text:p>323753.875</text:p>
          </table:table-cell>
          <table:table-cell office:value-type="float" office:value="4712237.5" table:style-name="ce1">
            <text:p>4712237.5</text:p>
          </table:table-cell>
          <table:table-cell table:number-columns-repeated="16382"/>
        </table:table-row>
        <table:table-row table:style-name="ro1">
          <table:table-cell office:value-type="float" office:value="323755" table:style-name="ce1">
            <text:p>323755</text:p>
          </table:table-cell>
          <table:table-cell office:value-type="float" office:value="4712239" table:style-name="ce1">
            <text:p>4712239</text:p>
          </table:table-cell>
          <table:table-cell table:number-columns-repeated="16382"/>
        </table:table-row>
        <table:table-row table:style-name="ro1">
          <table:table-cell office:value-type="float" office:value="323756.34375" table:style-name="ce1">
            <text:p>323756.3438</text:p>
          </table:table-cell>
          <table:table-cell office:value-type="float" office:value="4712240.5" table:style-name="ce1">
            <text:p>4712240.5</text:p>
          </table:table-cell>
          <table:table-cell table:number-columns-repeated="16382"/>
        </table:table-row>
        <table:table-row table:style-name="ro1">
          <table:table-cell office:value-type="float" office:value="323757.71875" table:style-name="ce1">
            <text:p>323757.7188</text:p>
          </table:table-cell>
          <table:table-cell office:value-type="float" office:value="4712242.5" table:style-name="ce1">
            <text:p>4712242.5</text:p>
          </table:table-cell>
          <table:table-cell table:number-columns-repeated="16382"/>
        </table:table-row>
        <table:table-row table:style-name="ro1">
          <table:table-cell office:value-type="float" office:value="323759.0625" table:style-name="ce1">
            <text:p>323759.0625</text:p>
          </table:table-cell>
          <table:table-cell office:value-type="float" office:value="4712243.5" table:style-name="ce1">
            <text:p>4712243.5</text:p>
          </table:table-cell>
          <table:table-cell table:number-columns-repeated="16382"/>
        </table:table-row>
        <table:table-row table:style-name="ro1">
          <table:table-cell office:value-type="float" office:value="323760.40625" table:style-name="ce1">
            <text:p>323760.4063</text:p>
          </table:table-cell>
          <table:table-cell office:value-type="float" office:value="4712245" table:style-name="ce1">
            <text:p>4712245</text:p>
          </table:table-cell>
          <table:table-cell table:number-columns-repeated="16382"/>
        </table:table-row>
        <table:table-row table:style-name="ro1">
          <table:table-cell office:value-type="float" office:value="323761.75" table:style-name="ce1">
            <text:p>323761.75</text:p>
          </table:table-cell>
          <table:table-cell office:value-type="float" office:value="4712246" table:style-name="ce1">
            <text:p>4712246</text:p>
          </table:table-cell>
          <table:table-cell table:number-columns-repeated="16382"/>
        </table:table-row>
        <table:table-row table:style-name="ro1">
          <table:table-cell office:value-type="float" office:value="323763.09375" table:style-name="ce1">
            <text:p>323763.0938</text:p>
          </table:table-cell>
          <table:table-cell office:value-type="float" office:value="4712247.5" table:style-name="ce1">
            <text:p>4712247.5</text:p>
          </table:table-cell>
          <table:table-cell table:number-columns-repeated="16382"/>
        </table:table-row>
        <table:table-row table:style-name="ro1">
          <table:table-cell office:value-type="float" office:value="323764.6875" table:style-name="ce1">
            <text:p>323764.6875</text:p>
          </table:table-cell>
          <table:table-cell office:value-type="float" office:value="4712249" table:style-name="ce1">
            <text:p>4712249</text:p>
          </table:table-cell>
          <table:table-cell table:number-columns-repeated="16382"/>
        </table:table-row>
        <table:table-row table:style-name="ro1">
          <table:table-cell office:value-type="float" office:value="323766.25" table:style-name="ce1">
            <text:p>323766.25</text:p>
          </table:table-cell>
          <table:table-cell office:value-type="float" office:value="4712250.5" table:style-name="ce1">
            <text:p>4712250.5</text:p>
          </table:table-cell>
          <table:table-cell table:number-columns-repeated="16382"/>
        </table:table-row>
        <table:table-row table:style-name="ro1">
          <table:table-cell office:value-type="float" office:value="323767.8125" table:style-name="ce1">
            <text:p>323767.8125</text:p>
          </table:table-cell>
          <table:table-cell office:value-type="float" office:value="4712252" table:style-name="ce1">
            <text:p>4712252</text:p>
          </table:table-cell>
          <table:table-cell table:number-columns-repeated="16382"/>
        </table:table-row>
        <table:table-row table:style-name="ro1">
          <table:table-cell office:value-type="float" office:value="323769.625" table:style-name="ce1">
            <text:p>323769.625</text:p>
          </table:table-cell>
          <table:table-cell office:value-type="float" office:value="4712254" table:style-name="ce1">
            <text:p>4712254</text:p>
          </table:table-cell>
          <table:table-cell table:number-columns-repeated="16382"/>
        </table:table-row>
        <table:table-row table:style-name="ro1">
          <table:table-cell office:value-type="float" office:value="323771.40625" table:style-name="ce1">
            <text:p>323771.4063</text:p>
          </table:table-cell>
          <table:table-cell office:value-type="float" office:value="4712255.5" table:style-name="ce1">
            <text:p>4712255.5</text:p>
          </table:table-cell>
          <table:table-cell table:number-columns-repeated="16382"/>
        </table:table-row>
        <table:table-row table:style-name="ro1">
          <table:table-cell office:value-type="float" office:value="323772.96875" table:style-name="ce1">
            <text:p>323772.9688</text:p>
          </table:table-cell>
          <table:table-cell office:value-type="float" office:value="4712256.5" table:style-name="ce1">
            <text:p>4712256.5</text:p>
          </table:table-cell>
          <table:table-cell table:number-columns-repeated="16382"/>
        </table:table-row>
        <table:table-row table:style-name="ro1">
          <table:table-cell office:value-type="float" office:value="323774.3125" table:style-name="ce1">
            <text:p>323774.3125</text:p>
          </table:table-cell>
          <table:table-cell office:value-type="float" office:value="4712258" table:style-name="ce1">
            <text:p>4712258</text:p>
          </table:table-cell>
          <table:table-cell table:number-columns-repeated="16382"/>
        </table:table-row>
        <table:table-row table:style-name="ro1">
          <table:table-cell office:value-type="float" office:value="323775.46875" table:style-name="ce1">
            <text:p>323775.4688</text:p>
          </table:table-cell>
          <table:table-cell office:value-type="float" office:value="4712259.5" table:style-name="ce1">
            <text:p>4712259.5</text:p>
          </table:table-cell>
          <table:table-cell table:number-columns-repeated="16382"/>
        </table:table-row>
        <table:table-row table:style-name="ro1">
          <table:table-cell office:value-type="float" office:value="323776.8125" table:style-name="ce1">
            <text:p>323776.8125</text:p>
          </table:table-cell>
          <table:table-cell office:value-type="float" office:value="4712260.5" table:style-name="ce1">
            <text:p>4712260.5</text:p>
          </table:table-cell>
          <table:table-cell table:number-columns-repeated="16382"/>
        </table:table-row>
        <table:table-row table:style-name="ro1">
          <table:table-cell office:value-type="float" office:value="323778.59375" table:style-name="ce1">
            <text:p>323778.5938</text:p>
          </table:table-cell>
          <table:table-cell office:value-type="float" office:value="4712262" table:style-name="ce1">
            <text:p>4712262</text:p>
          </table:table-cell>
          <table:table-cell table:number-columns-repeated="16382"/>
        </table:table-row>
        <table:table-row table:style-name="ro1">
          <table:table-cell office:value-type="float" office:value="323780.375" table:style-name="ce1">
            <text:p>323780.375</text:p>
          </table:table-cell>
          <table:table-cell office:value-type="float" office:value="4712263.5" table:style-name="ce1">
            <text:p>4712263.5</text:p>
          </table:table-cell>
          <table:table-cell table:number-columns-repeated="16382"/>
        </table:table-row>
        <table:table-row table:style-name="ro1">
          <table:table-cell office:value-type="float" office:value="323781.71875" table:style-name="ce1">
            <text:p>323781.7188</text:p>
          </table:table-cell>
          <table:table-cell office:value-type="float" office:value="4712264.5" table:style-name="ce1">
            <text:p>4712264.5</text:p>
          </table:table-cell>
          <table:table-cell table:number-columns-repeated="16382"/>
        </table:table-row>
        <table:table-row table:style-name="ro1">
          <table:table-cell office:value-type="float" office:value="323783.5" table:style-name="ce1">
            <text:p>323783.5</text:p>
          </table:table-cell>
          <table:table-cell office:value-type="float" office:value="4712266" table:style-name="ce1">
            <text:p>4712266</text:p>
          </table:table-cell>
          <table:table-cell table:number-columns-repeated="16382"/>
        </table:table-row>
        <table:table-row table:style-name="ro1">
          <table:table-cell office:value-type="float" office:value="323785.21875" table:style-name="ce1">
            <text:p>323785.2188</text:p>
          </table:table-cell>
          <table:table-cell office:value-type="float" office:value="4712264.5" table:style-name="ce1">
            <text:p>4712264.5</text:p>
          </table:table-cell>
          <table:table-cell table:number-columns-repeated="16382"/>
        </table:table-row>
        <table:table-row table:style-name="ro1">
          <table:table-cell office:value-type="float" office:value="323787.21875" table:style-name="ce1">
            <text:p>323787.2188</text:p>
          </table:table-cell>
          <table:table-cell office:value-type="float" office:value="4712265.5" table:style-name="ce1">
            <text:p>4712265.5</text:p>
          </table:table-cell>
          <table:table-cell table:number-columns-repeated="16382"/>
        </table:table-row>
        <table:table-row table:style-name="ro1">
          <table:table-cell office:value-type="float" office:value="323789.21875" table:style-name="ce1">
            <text:p>323789.2188</text:p>
          </table:table-cell>
          <table:table-cell office:value-type="float" office:value="4712267" table:style-name="ce1">
            <text:p>4712267</text:p>
          </table:table-cell>
          <table:table-cell table:number-columns-repeated="16382"/>
        </table:table-row>
        <table:table-row table:style-name="ro1">
          <table:table-cell office:value-type="float" office:value="323791.03125" table:style-name="ce1">
            <text:p>323791.0313</text:p>
          </table:table-cell>
          <table:table-cell office:value-type="float" office:value="4712268" table:style-name="ce1">
            <text:p>4712268</text:p>
          </table:table-cell>
          <table:table-cell table:number-columns-repeated="16382"/>
        </table:table-row>
        <table:table-row table:style-name="ro1">
          <table:table-cell office:value-type="float" office:value="323792.59375" table:style-name="ce1">
            <text:p>323792.5938</text:p>
          </table:table-cell>
          <table:table-cell office:value-type="float" office:value="4712269.5" table:style-name="ce1">
            <text:p>4712269.5</text:p>
          </table:table-cell>
          <table:table-cell table:number-columns-repeated="16382"/>
        </table:table-row>
        <table:table-row table:style-name="ro1">
          <table:table-cell office:value-type="float" office:value="323794.59375" table:style-name="ce1">
            <text:p>323794.5938</text:p>
          </table:table-cell>
          <table:table-cell office:value-type="float" office:value="4712271" table:style-name="ce1">
            <text:p>4712271</text:p>
          </table:table-cell>
          <table:table-cell table:number-columns-repeated="16382"/>
        </table:table-row>
        <table:table-row table:style-name="ro1">
          <table:table-cell office:value-type="float" office:value="323796.15625" table:style-name="ce1">
            <text:p>323796.1563</text:p>
          </table:table-cell>
          <table:table-cell office:value-type="float" office:value="4712272" table:style-name="ce1">
            <text:p>4712272</text:p>
          </table:table-cell>
          <table:table-cell table:number-columns-repeated="16382"/>
        </table:table-row>
        <table:table-row table:style-name="ro1">
          <table:table-cell office:value-type="float" office:value="323798.375" table:style-name="ce1">
            <text:p>323798.375</text:p>
          </table:table-cell>
          <table:table-cell office:value-type="float" office:value="4712273" table:style-name="ce1">
            <text:p>4712273</text:p>
          </table:table-cell>
          <table:table-cell table:number-columns-repeated="16382"/>
        </table:table-row>
        <table:table-row table:style-name="ro1">
          <table:table-cell office:value-type="float" office:value="323800.59375" table:style-name="ce1">
            <text:p>323800.5938</text:p>
          </table:table-cell>
          <table:table-cell office:value-type="float" office:value="4712274.5" table:style-name="ce1">
            <text:p>4712274.5</text:p>
          </table:table-cell>
          <table:table-cell table:number-columns-repeated="16382"/>
        </table:table-row>
        <table:table-row table:style-name="ro1">
          <table:table-cell office:value-type="float" office:value="323802.8125" table:style-name="ce1">
            <text:p>323802.8125</text:p>
          </table:table-cell>
          <table:table-cell office:value-type="float" office:value="4712276" table:style-name="ce1">
            <text:p>4712276</text:p>
          </table:table-cell>
          <table:table-cell table:number-columns-repeated="16382"/>
        </table:table-row>
        <table:table-row table:style-name="ro1">
          <table:table-cell office:value-type="float" office:value="323804.8125" table:style-name="ce1">
            <text:p>323804.8125</text:p>
          </table:table-cell>
          <table:table-cell office:value-type="float" office:value="4712277" table:style-name="ce1">
            <text:p>4712277</text:p>
          </table:table-cell>
          <table:table-cell table:number-columns-repeated="16382"/>
        </table:table-row>
        <table:table-row table:style-name="ro1">
          <table:table-cell office:value-type="float" office:value="323806.84375" table:style-name="ce1">
            <text:p>323806.8438</text:p>
          </table:table-cell>
          <table:table-cell office:value-type="float" office:value="4712278.5" table:style-name="ce1">
            <text:p>4712278.5</text:p>
          </table:table-cell>
          <table:table-cell table:number-columns-repeated="16382"/>
        </table:table-row>
        <table:table-row table:style-name="ro1">
          <table:table-cell office:value-type="float" office:value="323808.84375" table:style-name="ce1">
            <text:p>323808.8438</text:p>
          </table:table-cell>
          <table:table-cell office:value-type="float" office:value="4712280.5" table:style-name="ce1">
            <text:p>4712280.5</text:p>
          </table:table-cell>
          <table:table-cell table:number-columns-repeated="16382"/>
        </table:table-row>
        <table:table-row table:style-name="ro1">
          <table:table-cell office:value-type="float" office:value="323810.625" table:style-name="ce1">
            <text:p>323810.625</text:p>
          </table:table-cell>
          <table:table-cell office:value-type="float" office:value="4712281.5" table:style-name="ce1">
            <text:p>4712281.5</text:p>
          </table:table-cell>
          <table:table-cell table:number-columns-repeated="16382"/>
        </table:table-row>
        <table:table-row table:style-name="ro1">
          <table:table-cell office:value-type="float" office:value="323812.625" table:style-name="ce1">
            <text:p>323812.625</text:p>
          </table:table-cell>
          <table:table-cell office:value-type="float" office:value="4712282.5" table:style-name="ce1">
            <text:p>4712282.5</text:p>
          </table:table-cell>
          <table:table-cell table:number-columns-repeated="16382"/>
        </table:table-row>
        <table:table-row table:style-name="ro1">
          <table:table-cell office:value-type="float" office:value="323814.40625" table:style-name="ce1">
            <text:p>323814.4063</text:p>
          </table:table-cell>
          <table:table-cell office:value-type="float" office:value="4712284" table:style-name="ce1">
            <text:p>4712284</text:p>
          </table:table-cell>
          <table:table-cell table:number-columns-repeated="16382"/>
        </table:table-row>
        <table:table-row table:style-name="ro1">
          <table:table-cell office:value-type="float" office:value="323816.21875" table:style-name="ce1">
            <text:p>323816.2188</text:p>
          </table:table-cell>
          <table:table-cell office:value-type="float" office:value="4712285.5" table:style-name="ce1">
            <text:p>4712285.5</text:p>
          </table:table-cell>
          <table:table-cell table:number-columns-repeated="16382"/>
        </table:table-row>
        <table:table-row table:style-name="ro1">
          <table:table-cell office:value-type="float" office:value="323818" table:style-name="ce1">
            <text:p>323818</text:p>
          </table:table-cell>
          <table:table-cell office:value-type="float" office:value="4712287" table:style-name="ce1">
            <text:p>4712287</text:p>
          </table:table-cell>
          <table:table-cell table:number-columns-repeated="16382" table:style-name="ce1"/>
        </table:table-row>
        <table:table-row table:style-name="ro1">
          <table:table-cell office:value-type="float" office:value="323820.03125" table:style-name="ce1">
            <text:p>323820.0313</text:p>
          </table:table-cell>
          <table:table-cell office:value-type="float" office:value="4712288.5" table:style-name="ce1">
            <text:p>4712288.5</text:p>
          </table:table-cell>
          <table:table-cell table:number-columns-repeated="16382" table:style-name="ce1"/>
        </table:table-row>
        <table:table-row table:style-name="ro1">
          <table:table-cell office:value-type="float" office:value="323821.8125" table:style-name="ce1">
            <text:p>323821.8125</text:p>
          </table:table-cell>
          <table:table-cell office:value-type="float" office:value="4712290" table:style-name="ce1">
            <text:p>4712290</text:p>
          </table:table-cell>
          <table:table-cell table:number-columns-repeated="16382" table:style-name="ce1"/>
        </table:table-row>
        <table:table-row table:style-name="ro1">
          <table:table-cell office:value-type="float" office:value="323823.8125" table:style-name="ce1">
            <text:p>323823.8125</text:p>
          </table:table-cell>
          <table:table-cell office:value-type="float" office:value="4712291.5" table:style-name="ce1">
            <text:p>4712291.5</text:p>
          </table:table-cell>
          <table:table-cell table:number-columns-repeated="16382" table:style-name="ce1"/>
        </table:table-row>
        <table:table-row table:style-name="ro1">
          <table:table-cell office:value-type="float" office:value="323825.8125" table:style-name="ce1">
            <text:p>323825.8125</text:p>
          </table:table-cell>
          <table:table-cell office:value-type="float" office:value="4712292.5" table:style-name="ce1">
            <text:p>4712292.5</text:p>
          </table:table-cell>
          <table:table-cell table:number-columns-repeated="16382" table:style-name="ce1"/>
        </table:table-row>
        <table:table-row table:style-name="ro1">
          <table:table-cell office:value-type="float" office:value="323827.8125" table:style-name="ce1">
            <text:p>323827.8125</text:p>
          </table:table-cell>
          <table:table-cell office:value-type="float" office:value="4712294" table:style-name="ce1">
            <text:p>4712294</text:p>
          </table:table-cell>
          <table:table-cell table:number-columns-repeated="16382" table:style-name="ce1"/>
        </table:table-row>
        <table:table-row table:style-name="ro1">
          <table:table-cell office:value-type="float" office:value="323830.0625" table:style-name="ce1">
            <text:p>323830.0625</text:p>
          </table:table-cell>
          <table:table-cell office:value-type="float" office:value="4712295.5" table:style-name="ce1">
            <text:p>4712295.5</text:p>
          </table:table-cell>
          <table:table-cell table:number-columns-repeated="16382" table:style-name="ce1"/>
        </table:table-row>
        <table:table-row table:style-name="ro1">
          <table:table-cell office:value-type="float" office:value="323832.0625" table:style-name="ce1">
            <text:p>323832.0625</text:p>
          </table:table-cell>
          <table:table-cell office:value-type="float" office:value="4712297.5" table:style-name="ce1">
            <text:p>4712297.5</text:p>
          </table:table-cell>
          <table:table-cell table:number-columns-repeated="16382" table:style-name="ce1"/>
        </table:table-row>
        <table:table-row table:style-name="ro1">
          <table:table-cell office:value-type="float" office:value="323834.0625" table:style-name="ce1">
            <text:p>323834.0625</text:p>
          </table:table-cell>
          <table:table-cell office:value-type="float" office:value="4712298.5" table:style-name="ce1">
            <text:p>4712298.5</text:p>
          </table:table-cell>
          <table:table-cell table:number-columns-repeated="16382" table:style-name="ce1"/>
        </table:table-row>
        <table:table-row table:style-name="ro1">
          <table:table-cell office:value-type="float" office:value="323836.0625" table:style-name="ce1">
            <text:p>323836.0625</text:p>
          </table:table-cell>
          <table:table-cell office:value-type="float" office:value="4712299.5" table:style-name="ce1">
            <text:p>4712299.5</text:p>
          </table:table-cell>
          <table:table-cell table:number-columns-repeated="16382" table:style-name="ce1"/>
        </table:table-row>
        <table:table-row table:style-name="ro1">
          <table:table-cell office:value-type="float" office:value="323837.1875" table:style-name="ce1">
            <text:p>323837.1875</text:p>
          </table:table-cell>
          <table:table-cell office:value-type="float" office:value="4712300.5" table:style-name="ce1">
            <text:p>4712300.5</text:p>
          </table:table-cell>
          <table:table-cell table:number-columns-repeated="16382" table:style-name="ce1"/>
        </table:table-row>
        <table:table-row table:style-name="ro1">
          <table:table-cell office:value-type="float" office:value="91.90625" table:formula="of:=[.A75]-[.A1]" table:style-name="ce1">
            <text:p>91.90625</text:p>
          </table:table-cell>
          <table:table-cell office:value-type="float" office:value="99.5" table:formula="of:=[.B75]-[.B1]" table:style-name="ce1">
            <text:p>99.5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float" office:value="135.45113063043254" table:formula="of:=SQRT([.A76]^2+[.B76]^2)" table:style-name="ce1">
            <text:p>135.4511306</text:p>
          </table:table-cell>
          <table:table-cell table:number-columns-repeated="16381"/>
        </table:table-row>
        <table:table-row table:number-rows-repeated="1048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6</meta:generator>
    <dc:creator>Yilan Zhu</dc:creator>
    <meta:creation-date>2018-01-30T13:53:26Z</meta:creation-date>
    <dc:date>2018-01-31T19:53:17Z</dc:date>
    <meta:editing-cycles>2</meta:editing-cycles>
    <meta:editing-duration>PT28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connect-bars="false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6.5pt" svg:width="438.5pt" chart:style-name="Crt0">
        <chart:title chart:style-name="CT00">
          <text:p text:style-name="a0" text:class-names="" text:cond-style-name="">utm-x error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tatic.$E$1:.$E$656" chart:class="chart:line" chart:attached-axis="primary-y" chart:style-name="G0S0">
            <chart:data-point chart:repeated="65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7">
      <number:number number:decimal-places="4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00" chart:interval-minor-divisor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76.5pt" svg:width="687.0pt" chart:style-name="Crt0">
        <chart:title chart:style-name="CT00">
          <text:p text:style-name="a0" text:class-names="" text:cond-style-name="">UTM -x and UTM - Y Percent Deviation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tatic.$E$1:.$E$656" chart:class="chart:line" chart:attached-axis="primary-y" chart:style-name="G0S0">
            <chart:data-point chart:repeated="656"/>
          </chart:series>
          <chart:series chart:values-cell-range-address="static.$F$1:.$F$656" chart:class="chart:line" chart:attached-axis="primary-y" chart:style-name="G0S1">
            <chart:data-point chart:repeated="65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